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adornments="Gras" style:font-family-generic="swiss" style:font-pitch="variable"/>
    <style:font-face style:name="Open Sans" svg:font-family="'Open Sans'" style:font-adornments="Italique gra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ix_5f_command_5f_list" style:display-name="Nix_command_list" style:family="table">
      <style:table-properties style:width="19.098cm" fo:margin-left="0.499cm" table:align="left" fo:background-color="transparent">
        <style:background-image/>
      </style:table-properties>
    </style:style>
    <style:style style:name="Nix_5f_command_5f_list.A" style:display-name="Nix_command_list.A" style:family="table-column">
      <style:table-column-properties style:column-width="4.639cm"/>
    </style:style>
    <style:style style:name="Nix_5f_command_5f_list.B" style:display-name="Nix_command_list.B" style:family="table-column">
      <style:table-column-properties style:column-width="14.459cm"/>
    </style:style>
    <style:style style:name="Nix_5f_command_5f_list.1" style:display-name="Nix_command_list.1" style:family="table-row">
      <style:table-row-properties fo:background-color="#ffffff">
        <style:background-image/>
      </style:table-row-properties>
    </style:style>
    <style:style style:name="Nix_5f_command_5f_list.A1" style:display-name="Nix_command_list.A1" style:family="table-cell">
      <style:table-cell-properties fo:background-color="transparent" fo:padding="0cm" fo:border="none">
        <style:background-image/>
      </style:table-cell-properties>
    </style:style>
    <style:style style:name="P1" style:family="paragraph" style:parent-style-name="Footer">
      <style:paragraph-properties fo:text-align="end" style:justify-single-word="false"/>
      <style:text-properties fo:font-size="8pt" officeooo:rsid="0036e211" officeooo:paragraph-rsid="0036e211" style:font-size-asian="8pt" style:font-size-complex="8pt"/>
    </style:style>
    <style:style style:name="P2" style:family="paragraph" style:parent-style-name="List_20_Contents">
      <style:paragraph-properties fo:margin-top="0cm" fo:margin-bottom="0.499cm" loext:contextual-spacing="false"/>
    </style:style>
    <style:style style:name="P3" style:family="paragraph" style:parent-style-name="Standard">
      <style:text-properties officeooo:rsid="000cc139" officeooo:paragraph-rsid="000cc139"/>
    </style:style>
    <style:style style:name="P4" style:family="paragraph" style:parent-style-name="Standard">
      <style:text-properties officeooo:rsid="001e5302" officeooo:paragraph-rsid="001e5302"/>
    </style:style>
    <style:style style:name="P5" style:family="paragraph" style:parent-style-name="Standard">
      <style:text-properties style:font-name="Source Code Pro" fo:font-size="10pt" fo:font-weight="bold" officeooo:rsid="000cc139" officeooo:paragraph-rsid="000cc139" style:font-size-asian="10pt" style:font-weight-asian="bold" style:font-size-complex="10pt" style:font-weight-complex="bold"/>
    </style:style>
    <style:style style:name="P6" style:family="paragraph" style:parent-style-name="Standard">
      <style:text-properties style:font-name="Source Code Pro" fo:font-size="10pt" fo:font-weight="bold" officeooo:rsid="000cc139" officeooo:paragraph-rsid="0017adfe" style:font-size-asian="10pt" style:font-weight-asian="bold" style:font-size-complex="10pt" style:font-weight-complex="bold"/>
    </style:style>
    <style:style style:name="P7" style:family="paragraph" style:parent-style-name="Standard">
      <style:text-properties style:font-name="Source Code Pro" fo:font-size="10pt" fo:font-weight="bold" officeooo:rsid="00102a67" officeooo:paragraph-rsid="00102a67" style:font-size-asian="10pt" style:font-weight-asian="bold" style:font-size-complex="10pt" style:font-weight-complex="bold"/>
    </style:style>
    <style:style style:name="P8" style:family="paragraph" style:parent-style-name="Standard">
      <style:text-properties style:font-name="Source Code Pro" fo:font-size="10pt" fo:font-weight="bold" officeooo:rsid="0010ae1c" officeooo:paragraph-rsid="0010ae1c" style:font-size-asian="10pt" style:font-weight-asian="bold" style:font-size-complex="10pt" style:font-weight-complex="bold"/>
    </style:style>
    <style:style style:name="P9" style:family="paragraph" style:parent-style-name="Standard">
      <style:text-properties style:font-name="Source Code Pro" fo:font-size="10pt" fo:font-weight="bold" officeooo:rsid="0017e2b4" officeooo:paragraph-rsid="0017e2b4" style:font-size-asian="10pt" style:font-weight-asian="bold" style:font-size-complex="10pt" style:font-weight-complex="bold"/>
    </style:style>
    <style:style style:name="P10" style:family="paragraph" style:parent-style-name="Standard">
      <style:text-properties style:font-name="Source Code Pro" fo:font-size="10pt" fo:font-weight="bold" officeooo:rsid="00185342" officeooo:paragraph-rsid="00185342" style:font-size-asian="10pt" style:font-weight-asian="bold" style:font-size-complex="10pt" style:font-weight-complex="bold"/>
    </style:style>
    <style:style style:name="P11" style:family="paragraph" style:parent-style-name="Standard">
      <style:text-properties style:font-name="Source Code Pro" fo:font-size="10pt" fo:font-weight="bold" officeooo:rsid="0013461c" officeooo:paragraph-rsid="0013461c" style:font-size-asian="10pt" style:font-weight-asian="bold" style:font-size-complex="10pt" style:font-weight-complex="bold"/>
    </style:style>
    <style:style style:name="P12" style:family="paragraph" style:parent-style-name="Standard">
      <style:text-properties style:font-name="Verdana1" fo:font-size="10.5pt" officeooo:rsid="000cc139" officeooo:paragraph-rsid="000cc139" style:font-size-asian="10.5pt" style:font-size-complex="10.5pt"/>
    </style:style>
    <style:style style:name="P13" style:family="paragraph" style:parent-style-name="Standard">
      <style:text-properties style:font-name="Verdana1" fo:font-size="10.5pt" officeooo:rsid="000cc139" officeooo:paragraph-rsid="0017adfe" style:font-size-asian="10.5pt" style:font-size-complex="10.5pt"/>
    </style:style>
    <style:style style:name="P14" style:family="paragraph" style:parent-style-name="Standard">
      <style:text-properties style:font-name="Verdana1" fo:font-size="10.5pt" officeooo:rsid="00102a67" officeooo:paragraph-rsid="00102a67" style:font-size-asian="10.5pt" style:font-size-complex="10.5pt"/>
    </style:style>
    <style:style style:name="P15" style:family="paragraph" style:parent-style-name="Standard">
      <style:text-properties style:font-name="Verdana1" fo:font-size="10.5pt" officeooo:rsid="0010ae1c" officeooo:paragraph-rsid="0010ae1c" style:font-size-asian="10.5pt" style:font-size-complex="10.5pt"/>
    </style:style>
    <style:style style:name="P16" style:family="paragraph" style:parent-style-name="Standard">
      <style:text-properties style:font-name="Verdana1" fo:font-size="10.5pt" officeooo:rsid="0017e2b4" officeooo:paragraph-rsid="0017e2b4" style:font-size-asian="10.5pt" style:font-size-complex="10.5pt"/>
    </style:style>
    <style:style style:name="P17" style:family="paragraph" style:parent-style-name="Standard">
      <style:text-properties style:font-name="Verdana1" fo:font-size="10.5pt" officeooo:rsid="00185342" officeooo:paragraph-rsid="00185342" style:font-size-asian="10.5pt" style:font-size-complex="10.5pt"/>
    </style:style>
    <style:style style:name="P18" style:family="paragraph" style:parent-style-name="Standard">
      <style:text-properties style:font-name="Verdana1" fo:font-size="10.5pt" officeooo:rsid="0013461c" officeooo:paragraph-rsid="0013461c" style:font-size-asian="10.5pt" style:font-size-complex="10.5pt"/>
    </style:style>
    <style:style style:name="P19" style:family="paragraph" style:parent-style-name="Contents_20_1">
      <style:paragraph-properties>
        <style:tab-stops>
          <style:tab-stop style:position="19.59cm" style:type="right" style:leader-style="dotted" style:leader-text="."/>
        </style:tab-stops>
      </style:paragraph-properties>
    </style:style>
    <style:style style:name="P20" style:family="paragraph" style:parent-style-name="Contents_20_2">
      <style:paragraph-properties>
        <style:tab-stops>
          <style:tab-stop style:position="19.091cm" style:type="right" style:leader-style="dotted" style:leader-text="."/>
        </style:tab-stops>
      </style:paragraph-properties>
    </style:style>
    <style:style style:name="P21" style:family="paragraph" style:parent-style-name="Contents_20_3">
      <style:paragraph-properties>
        <style:tab-stops>
          <style:tab-stop style:position="18.591cm" style:type="right" style:leader-style="dotted" style:leader-text="."/>
        </style:tab-stops>
      </style:paragraph-properties>
    </style:style>
    <style:style style:name="P22" style:family="paragraph" style:parent-style-name="Contents_20_4">
      <style:paragraph-properties>
        <style:tab-stops>
          <style:tab-stop style:position="18.092cm" style:type="right" style:leader-style="dotted" style:leader-text="."/>
        </style:tab-stops>
      </style:paragraph-properties>
    </style:style>
    <style:style style:name="P23" style:family="paragraph" style:parent-style-name="Contents_20_1">
      <style:paragraph-properties>
        <style:tab-stops>
          <style:tab-stop style:position="19.59cm" style:type="right" style:leader-style="dotted" style:leader-text="."/>
        </style:tab-stops>
      </style:paragraph-properties>
    </style:style>
    <style:style style:name="P24" style:family="paragraph" style:parent-style-name="Contents_20_2">
      <style:paragraph-properties>
        <style:tab-stops>
          <style:tab-stop style:position="19.091cm" style:type="right" style:leader-style="dotted" style:leader-text="."/>
        </style:tab-stops>
      </style:paragraph-properties>
    </style:style>
    <style:style style:name="P25" style:family="paragraph" style:parent-style-name="Contents_20_3">
      <style:paragraph-properties>
        <style:tab-stops>
          <style:tab-stop style:position="18.591cm" style:type="right" style:leader-style="dotted" style:leader-text="."/>
        </style:tab-stops>
      </style:paragraph-properties>
    </style:style>
    <style:style style:name="P26" style:family="paragraph" style:parent-style-name="Contents_20_4">
      <style:paragraph-properties>
        <style:tab-stops>
          <style:tab-stop style:position="18.092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195596" officeooo:paragraph-rsid="00195596"/>
    </style:style>
    <style:style style:name="P29" style:family="paragraph" style:parent-style-name="Heading_20_2">
      <style:text-properties officeooo:paragraph-rsid="003d19d2"/>
    </style:style>
    <style:style style:name="P30" style:family="paragraph" style:parent-style-name="Paragrahe_20_1">
      <style:text-properties officeooo:rsid="0038c3dc" officeooo:paragraph-rsid="0038c3dc"/>
    </style:style>
    <style:style style:name="P31" style:family="paragraph" style:parent-style-name="Paragrahe_20_1" style:list-style-name="L6"/>
    <style:style style:name="P32" style:family="paragraph" style:parent-style-name="Paragrahe_20_1" style:list-style-name="L6">
      <style:text-properties officeooo:paragraph-rsid="003d19d2"/>
    </style:style>
    <style:style style:name="P33" style:family="paragraph" style:parent-style-name="Paragrahe_20_1" style:list-style-name="L6">
      <style:text-properties officeooo:rsid="003a27a3" officeooo:paragraph-rsid="003a27a3"/>
    </style:style>
    <style:style style:name="P34" style:family="paragraph" style:parent-style-name="Paragrahe_20_1" style:list-style-name="L6">
      <style:text-properties officeooo:rsid="003a27a3" officeooo:paragraph-rsid="003d19d2"/>
    </style:style>
    <style:style style:name="P35" style:family="paragraph" style:parent-style-name="Paragrahe_20_1">
      <style:text-properties officeooo:rsid="003a27a3" officeooo:paragraph-rsid="003a27a3"/>
    </style:style>
    <style:style style:name="P36" style:family="paragraph" style:parent-style-name="Paragrahe_20_1">
      <style:text-properties officeooo:paragraph-rsid="0038c3dc"/>
    </style:style>
    <style:style style:name="P37" style:family="paragraph" style:parent-style-name="Paragrahe_20_1" style:list-style-name="L6">
      <loext:graphic-properties draw:fill="none"/>
      <style:paragraph-properties fo:background-color="transparent">
        <style:tab-stops/>
      </style:paragraph-properties>
      <style:text-properties officeooo:rsid="001a3262" officeooo:paragraph-rsid="003d19d2"/>
    </style:style>
    <style:style style:name="P38" style:family="paragraph" style:parent-style-name="Paragrahe_20_1">
      <style:text-properties officeooo:paragraph-rsid="003d19d2"/>
    </style:style>
    <style:style style:name="P39" style:family="paragraph" style:parent-style-name="Paragrahe_20_1" style:list-style-name="L6" style:master-page-name="">
      <loext:graphic-properties draw:fill="none"/>
      <style:paragraph-properties style:page-number="auto" fo:background-color="transparent">
        <style:tab-stops/>
      </style:paragraph-properties>
      <style:text-properties officeooo:rsid="0036f56f" officeooo:paragraph-rsid="0036f56f"/>
    </style:style>
    <style:style style:name="P40" style:family="paragraph" style:parent-style-name="Paragrahe_20_1" style:list-style-name="L6" style:master-page-name="">
      <loext:graphic-properties draw:fill="none"/>
      <style:paragraph-properties style:page-number="auto" fo:background-color="transparent">
        <style:tab-stops/>
      </style:paragraph-properties>
      <style:text-properties officeooo:rsid="0036f56f" officeooo:paragraph-rsid="003d19d2"/>
    </style:style>
    <style:style style:name="P41" style:family="paragraph" style:parent-style-name="Paragraph2" style:list-style-name="L3"/>
    <style:style style:name="P42" style:family="paragraph" style:parent-style-name="Paragraph2" style:list-style-name="L4"/>
    <style:style style:name="P43" style:family="paragraph" style:parent-style-name="Paragraph2" style:list-style-name="L5"/>
    <style:style style:name="P44" style:family="paragraph" style:parent-style-name="Paragraph2">
      <style:text-properties officeooo:paragraph-rsid="003d19d2"/>
    </style:style>
    <style:style style:name="T1" style:family="text">
      <style:text-properties fo:font-style="normal" style:font-style-asian="normal" style:font-style-complex="normal"/>
    </style:style>
    <style:style style:name="T2" style:family="text">
      <style:text-properties fo:font-style="normal" officeooo:rsid="001d6047" style:font-style-asian="normal" style:font-style-complex="normal"/>
    </style:style>
    <style:style style:name="T3" style:family="text">
      <style:text-properties fo:font-style="normal" officeooo:rsid="004103a2" style:font-style-asian="normal" style:font-style-complex="normal"/>
    </style:style>
    <style:style style:name="T4" style:family="text">
      <style:text-properties officeooo:rsid="0010ae1c"/>
    </style:style>
    <style:style style:name="T5" style:family="text">
      <style:text-properties officeooo:rsid="0017adfe"/>
    </style:style>
    <style:style style:name="T6" style:family="text">
      <style:text-properties officeooo:rsid="001a3262"/>
    </style:style>
    <style:style style:name="T7" style:family="text">
      <style:text-properties officeooo:rsid="001a5e78"/>
    </style:style>
    <style:style style:name="T8" style:family="text">
      <style:text-properties officeooo:rsid="001b9597"/>
    </style:style>
    <style:style style:name="T9" style:family="text">
      <style:text-properties officeooo:rsid="00209982"/>
    </style:style>
    <style:style style:name="T10" style:family="text">
      <style:text-properties fo:color="#158466" style:font-name="Open Sans1" fo:font-size="19.6000003814697pt" fo:font-weight="bold" officeooo:rsid="0024e5ea" fo:background-color="transparent" loext:char-shading-value="0" style:font-name-asian="Droid Sans Fallback" style:font-size-asian="18.2000007629395pt" style:font-weight-asian="bold" style:font-name-complex="Droid Sans Devanagari" style:font-size-complex="18.2000007629395pt" style:font-weight-complex="bold"/>
    </style:style>
    <style:style style:name="T11" style:family="text">
      <style:text-properties officeooo:rsid="002632e5"/>
    </style:style>
    <style:style style:name="T12" style:family="text">
      <style:text-properties style:font-name="Verdana" fo:font-size="10.5pt" officeooo:rsid="002632e5"/>
    </style:style>
    <style:style style:name="T13" style:family="text">
      <style:text-properties style:font-name="Verdana" fo:font-size="10.5pt" officeooo:rsid="003bd8c1"/>
    </style:style>
    <style:style style:name="T14" style:family="text">
      <style:text-properties officeooo:rsid="0033f34d"/>
    </style:style>
    <style:style style:name="T15" style:family="text">
      <style:text-properties officeooo:rsid="0035c941"/>
    </style:style>
    <style:style style:name="T16" style:family="text">
      <style:text-properties officeooo:rsid="0036f56f"/>
    </style:style>
    <style:style style:name="T17" style:family="text">
      <style:text-properties officeooo:rsid="0038c3dc"/>
    </style:style>
    <style:style style:name="T18" style:family="text">
      <style:text-properties officeooo:rsid="003a27a3"/>
    </style:style>
    <style:style style:name="T19" style:family="text">
      <style:text-properties officeooo:rsid="003bd8c1"/>
    </style:style>
    <style:style style:name="T20" style:family="text">
      <style:text-properties officeooo:rsid="003d19d2"/>
    </style:style>
    <style:style style:name="T21" style:family="text">
      <style:text-properties officeooo:rsid="0042d5e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ixOS</text:p>
      <text:p text:style-name="Subtitle">main administration’s commands <text:span text:style-name="T14">and concepts</text:span></text:p>
      <text:p text:style-name="P3"/>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_Toc181_3562075252" text:style-name="Index_20_Link" text:visited-style-name="Index_20_Link">NixOS concepts<text:tab/>2</text:a></text:p>
          <text:p text:style-name="P20"><text:a xlink:type="simple" xlink:href="#__RefHeading___Toc183_3562075252" text:style-name="Index_20_Link" text:visited-style-name="Index_20_Link">Introduction<text:tab/>2</text:a></text:p>
          <text:p text:style-name="P20"><text:a xlink:type="simple" xlink:href="#__RefHeading___Toc2187_157771419" text:style-name="Index_20_Link" text:visited-style-name="Index_20_Link">The big concepts<text:tab/>2</text:a></text:p>
          <text:p text:style-name="P20"><text:a xlink:type="simple" xlink:href="#__RefHeading___Toc185_3562075252" text:style-name="Index_20_Link" text:visited-style-name="Index_20_Link">Vocabulary words to stick with NixOS concept prac tice<text:tab/>2</text:a></text:p>
          <text:p text:style-name="P20"><text:a xlink:type="simple" xlink:href="#__RefHeading___Toc2189_157771419" text:style-name="Index_20_Link" text:visited-style-name="Index_20_Link">The way to apply concepts<text:tab/>4</text:a></text:p>
          <text:p text:style-name="P19"><text:a xlink:type="simple" xlink:href="#__RefHeading___Toc223_3562075252" text:style-name="Index_20_Link" text:visited-style-name="Index_20_Link">Commands to manage NixOS<text:tab/>5</text:a></text:p>
          <text:p text:style-name="P20"><text:a xlink:type="simple" xlink:href="#__RefHeading___Toc225_3562075252" text:style-name="Index_20_Link" text:visited-style-name="Index_20_Link">Introduction to this list<text:tab/>5</text:a></text:p>
          <text:p text:style-name="P20"><text:a xlink:type="simple" xlink:href="#__RefHeading___Toc227_3562075252" text:style-name="Index_20_Link" text:visited-style-name="Index_20_Link">The table list<text:tab/>5</text:a></text:p>
          <text:p text:style-name="P19"><text:a xlink:type="simple" xlink:href="#__RefHeading___Toc284_3562075252" text:style-name="Index_20_Link" text:visited-style-name="Index_20_Link">nix.conf file<text:tab/>6</text:a></text:p>
          <text:p text:style-name="P20"><text:a xlink:type="simple" xlink:href="#__RefHeading___Toc286_3562075252" text:style-name="Index_20_Link" text:visited-style-name="Index_20_Link">Introduction<text:tab/>6</text:a></text:p>
          <text:p text:style-name="P20"><text:a xlink:type="simple" xlink:href="#__RefHeading___Toc288_3562075252" text:style-name="Index_20_Link" text:visited-style-name="Index_20_Link">variables content names<text:tab/>6</text:a></text:p>
        </text:index-body>
      </text:table-of-content>
      <text:p text:style-name="P3"/>
      <text:h text:style-name="P28" text:outline-level="1"><text:bookmark-start text:name="__RefHeading___Toc181_3562075252"/>NixOS concepts<text:bookmark-end text:name="__RefHeading___Toc181_3562075252"/></text:h>
      <text:h text:style-name="Heading_20_2" text:outline-level="2"><text:bookmark-start text:name="__RefHeading___Toc183_3562075252"/>Introduction<text:bookmark-end text:name="__RefHeading___Toc183_3562075252"/></text:h>
      <text:p text:style-name="P35">NixOS use a functional system configuration’s concept to rich administrative tasks. And obviously with modularity depend of system wise result, or user specific target or specific own application to install.</text:p>
      <text:p text:style-name="P35">It gives users and root user the ability to manage system and own works the easy way by his own tools and concept. Learn NixOS is not natural, but when you get the idea, it will have a quick learning curve for a good power to administrate your Linux. NixOs is difficult to break as long as you trust his tools only.</text:p>
      <text:h text:style-name="Heading_20_2" text:outline-level="2"><text:bookmark-start text:name="__RefHeading___Toc2187_157771419"/>The big concepts<text:bookmark-end text:name="__RefHeading___Toc2187_157771419"/></text:h>
      <text:p text:style-name="P30">Nixos has own tools to manage system</text:p>
      <text:p text:style-name="P36"><text:span text:style-name="T17">Nixos ins</text:span><text:span text:style-name="T18">ta</text:span><text:span text:style-name="T17">ll </text:span><text:span text:style-name="T13">applications</text:span><text:span text:style-name="T17"> in a </text:span><text:span text:style-name="T19">unique</text:span><text:span text:style-name="T17"> path and link binaries where they have to be</text:span></text:p>
      <text:p text:style-name="P30">Nixos is modular <text:span text:style-name="T19">and structured</text:span></text:p>
      <text:p text:style-name="P30">Nixos is <text:span text:style-name="T19">an </text:span>equivalent for administartion system model <text:span text:style-name="T19">to</text:span> functionnal programmation langage can be</text:p>
      <text:p text:style-name="P30">Nixos <text:span text:style-name="T19">is </text:span>offer<text:span text:style-name="T19">ing</text:span> facilities to <text:span text:style-name="T19">manage</text:span> <text:span text:style-name="T19">application</text:span>s</text:p>
      <text:p text:style-name="P30">Nixos can install many version<text:span text:style-name="T19">s</text:span> of the same application <text:span text:style-name="T19">you will link with other or switch between</text:span></text:p>
      <text:p text:style-name="P30">Nixos has a kind of versioning system and can rollback on other old administrative status <text:span text:style-name="T19">profile</text:span></text:p>
      <text:p text:style-name="P30">Nixos is safe to install <text:span text:style-name="T19">and</text:span> <text:span text:style-name="T19">reproductible</text:span> because of his functionnal way to config and install things</text:p>
      <text:p text:style-name="P30">Nixos has channels of version system<text:span text:style-name="T19">s</text:span> it can be, <text:span text:style-name="T19">the way you will </text:span>add, remov and switch on</text:p>
      <text:h text:style-name="Heading_20_2" text:outline-level="2"><text:bookmark-start text:name="__RefHeading___Toc185_3562075252"/>Vocabulary <text:span text:style-name="T6">words </text:span>to stick with NixO<text:span text:style-name="T20">S</text:span> concept <text:span text:style-name="T18">prac tice</text:span><text:bookmark-end text:name="__RefHeading___Toc185_3562075252"/></text:h>
      <text:h text:style-name="Heading_20_3" text:outline-level="3"><text:bookmark-start text:name="__RefHeading___Toc187_3562075252"/><text:span text:style-name="T6">p</text:span>rofile<text:bookmark-end text:name="__RefHeading___Toc187_3562075252"/></text:h>
      <text:p text:style-name="Paragraph2">The NixOS step at a specific generation of a given existing user. A user has many profiles step, each one is a generation, <text:span text:style-name="T7">they are all of them symbolic links</text:span>. <text:span text:style-name="T7">The current profile is the</text:span> symlink to the current <text:a xlink:type="simple" xlink:href="https://nixos.org/nix/manual/#gloss-user-env" text:style-name="Internet_20_link" text:visited-style-name="Visited_20_Internet_20_Link">user environment</text:a> of a user, e.g., <text:span text:style-name="Source_20_Text">/nix/var/nix/profiles/default</text:span>.</text:p>
      <text:h text:style-name="Heading_20_3" text:outline-level="3"><text:bookmark-start text:name="__RefHeading___Toc189_3562075252"/>store<text:bookmark-end text:name="__RefHeading___Toc189_3562075252"/></text:h>
      <text:p text:style-name="Paragraph2">The location in the file system where <text:span text:style-name="T6">NixOS </text:span>store objects <text:span text:style-name="T6">(like applications and libraries)</text:span> live. Typically <text:span text:style-name="Source_20_Text">/nix/store</text:span>.</text:p>
      <text:h text:style-name="Heading_20_4" text:outline-level="4"><text:bookmark-start text:name="__RefHeading___Toc191_3562075252"/>path<text:bookmark-end text:name="__RefHeading___Toc191_3562075252"/></text:h>
      <text:p text:style-name="Paragraph2">The location in the file system of a store object, i.e., an immediate child of the Nix store directory.</text:p>
      <text:h text:style-name="Heading_20_4" text:outline-level="4"><text:bookmark-start text:name="__RefHeading___Toc193_3562075252"/>object<text:bookmark-end text:name="__RefHeading___Toc193_3562075252"/></text:h>
      <text:p text:style-name="Paragraph2">A file that is an immediate child of the Nix store directory. These can be regular files, but also entire directory trees. Store objects can be sources (objects copied from outside of the store), derivation outputs (objects produced by running a build action), or derivations (files describing a build action).</text:p>
      <text:h text:style-name="Heading_20_3" text:outline-level="3"><text:bookmark-start text:name="__RefHeading___Toc195_3562075252"/>generation<text:bookmark-end text:name="__RefHeading___Toc195_3562075252"/></text:h>
      <text:p text:style-name="Paragraph2">Each generation define a specific profile state of the NixOS system for a given user <text:span text:style-name="T20">you can move on. Each generation is a time own user logged system configuration step. You can then easily rollback.</text:span></text:p>
      <text:h text:style-name="Heading_20_3" text:outline-level="3"><text:bookmark-start text:name="__RefHeading___Toc199_3562075252"/><text:soft-page-break/>derivation<text:bookmark-end text:name="__RefHeading___Toc199_3562075252"/></text:h>
      <text:p text:style-name="P44"><text:span text:style-name="T20">It can be describe by a kind of confined package existing on the store. Then, a derivation can be link with an other one derivation it needs to run with. All t</text:span>he result of derivation<text:span text:style-name="T20">s, what ever linked they are </text:span>is <text:span text:style-name="T20">inside the</text:span> store <text:span text:style-name="T20">place when they finish to be generate in the system</text:span>.</text:p>
      <text:p text:style-name="P44">Derivations are typically specified in Nix expressions using the <text:a xlink:type="simple" xlink:href="https://nixos.org/nix/manual/#ssec-derivation" text:style-name="Internet_20_link" text:visited-style-name="Visited_20_Internet_20_Link"><text:span text:style-name="Source_20_Text">derivation</text:span></text:a><text:a xlink:type="simple" xlink:href="https://nixos.org/nix/manual/#ssec-derivation" text:style-name="Internet_20_link" text:visited-style-name="Visited_20_Internet_20_Link"> primitive</text:a>. These are translated into low-level <text:span text:style-name="Emphasis">store derivations</text:span> (implicitly by <text:span text:style-name="Strong_20_Emphasis">nix-env</text:span> and <text:span text:style-name="Strong_20_Emphasis">nix-build</text:span>, or explicitly by <text:span text:style-name="Strong_20_Emphasis">nix-instantiate</text:span>).</text:p>
      <text:h text:style-name="Heading_20_3" text:outline-level="3"><text:bookmark-start text:name="__RefHeading___Toc201_3562075252"/><text:bookmark text:name="gloss-substitute"/>substitute<text:bookmark-end text:name="__RefHeading___Toc201_3562075252"/></text:h>
      <text:p text:style-name="Paragraph2">A substitute is a command invocation stored in the Nix database that describes how to build a store object, bypassing the normal build mechanism (i.e., derivations). Typically, the substitute builds the store object by downloading a pre-built version of the store object from some server.</text:p>
      <text:h text:style-name="Heading_20_3" text:outline-level="3"><text:bookmark-start text:name="__RefHeading___Toc203_3562075252"/>purity<text:bookmark-end text:name="__RefHeading___Toc203_3562075252"/></text:h>
      <text:p text:style-name="Paragraph2"><text:span text:style-name="T20">Is a special derivation with t</text:span>he assumption that equal Nix derivations <text:span text:style-name="T20">at</text:span> run <text:span text:style-name="T20">will</text:span> always produce the same output. This cannot be guaranteed in general (e.g., a builder can rely on external inputs such as the network or the system time) but the Nix model assumes it.</text:p>
      <text:h text:style-name="Heading_20_3" text:outline-level="3"><text:bookmark-start text:name="__RefHeading___Toc205_3562075252"/>Nix expression<text:bookmark-end text:name="__RefHeading___Toc205_3562075252"/></text:h>
      <text:p text:style-name="Paragraph2">A high-level description of software packages and compositions thereof. Deploying software using Nix entails writing Nix expressions for your packages. Nix expressions are translated to derivations that are stored in the Nix store. These derivations can then be built.</text:p>
      <text:h text:style-name="Heading_20_3" text:outline-level="3"><text:bookmark-start text:name="__RefHeading___Toc207_3562075252"/><text:bookmark text:name="gloss-reference"/>reference<text:bookmark-end text:name="__RefHeading___Toc207_3562075252"/></text:h>
      <text:p text:style-name="Paragraph2">A store path <text:span text:style-name="Source_20_Text">P</text:span> is said to have a reference to a store path <text:span text:style-name="Source_20_Text">Q</text:span> if the store object at <text:span text:style-name="Source_20_Text">P</text:span> contains the path <text:span text:style-name="Source_20_Text">Q</text:span> somewhere. The <text:span text:style-name="Emphasis">references</text:span> of a store path are the set of store paths to which it has a reference. </text:p>
      <text:p text:style-name="Paragraph2">A derivation can reference other derivations and sources (but not output paths), whereas an output path only references other output paths. </text:p>
      <text:h text:style-name="Heading_20_3" text:outline-level="3"><text:bookmark-start text:name="__RefHeading___Toc209_3562075252"/><text:bookmark text:name="gloss-reachable"/>reachable<text:bookmark-end text:name="__RefHeading___Toc209_3562075252"/></text:h>
      <text:p text:style-name="Paragraph2">A store path <text:span text:style-name="Source_20_Text">Q</text:span> is reachable from another store path <text:span text:style-name="Source_20_Text">P</text:span> if <text:span text:style-name="Source_20_Text">Q</text:span> is in the <text:a xlink:type="simple" xlink:href="https://nixos.org/nix/manual/#gloss-closure" text:style-name="Internet_20_link" text:visited-style-name="Visited_20_Internet_20_Link">closure</text:a> of the <text:a xlink:type="simple" xlink:href="https://nixos.org/nix/manual/#gloss-reference" text:style-name="Internet_20_link" text:visited-style-name="Visited_20_Internet_20_Link">references</text:a> relation. </text:p>
      <text:h text:style-name="Heading_20_3" text:outline-level="3"><text:bookmark-start text:name="__RefHeading___Toc211_3562075252"/><text:bookmark text:name="gloss-closure"/>closure<text:bookmark-end text:name="__RefHeading___Toc211_3562075252"/></text:h>
      <text:p text:style-name="Paragraph2">The closure of a store path is the set of store paths that are directly or indirectly “reachable” from that store path; that is, it’s the closure of the path under the <text:a xlink:type="simple" xlink:href="https://nixos.org/nix/manual/#gloss-reference" text:style-name="Internet_20_link" text:visited-style-name="Visited_20_Internet_20_Link">references</text:a> relation. For a package, the closure of its derivation is equivalent to the build-time dependencies, while the closure of its output path is equivalent to its runtime dependencies. For correct deployment it is necessary to deploy whole closures, since otherwise at runtime files could be missing. The command <text:span text:style-name="Strong_20_Emphasis">nix-store -qR</text:span> prints out closures of store paths. </text:p>
      <text:p text:style-name="Paragraph2">As an example, if the store object at path <text:span text:style-name="Source_20_Text">P</text:span> contains a reference to path <text:span text:style-name="Source_20_Text">Q</text:span>, then <text:span text:style-name="Source_20_Text">Q</text:span> is in the closure of <text:span text:style-name="Source_20_Text">P</text:span>. Further, if <text:span text:style-name="Source_20_Text">Q</text:span> references <text:span text:style-name="Source_20_Text">R</text:span> then <text:span text:style-name="Source_20_Text">R</text:span> is also in the closure of <text:span text:style-name="Source_20_Text">P</text:span>. </text:p>
      <text:h text:style-name="Heading_20_3" text:outline-level="3"><text:bookmark-start text:name="__RefHeading___Toc213_3562075252"/><text:bookmark text:name="gloss-output-path"/>output path<text:bookmark-end text:name="__RefHeading___Toc213_3562075252"/></text:h>
      <text:p text:style-name="Paragraph2">A store path produced by a derivation.</text:p>
      <text:h text:style-name="Heading_20_3" text:outline-level="3"><text:bookmark-start text:name="__RefHeading___Toc215_3562075252"/><text:bookmark text:name="gloss-deriver"/>deriver<text:bookmark-end text:name="__RefHeading___Toc215_3562075252"/></text:h>
      <text:p text:style-name="Paragraph2">The deriver of an <text:a xlink:type="simple" xlink:href="https://nixos.org/nix/manual/#gloss-output-path" text:style-name="Internet_20_link" text:visited-style-name="Visited_20_Internet_20_Link">output path</text:a> is the store derivation that built it.</text:p>
      <text:h text:style-name="Heading_20_3" text:outline-level="3"><text:bookmark-start text:name="__RefHeading___Toc217_3562075252"/><text:bookmark text:name="gloss-validity"/><text:soft-page-break/>validity<text:bookmark-end text:name="__RefHeading___Toc217_3562075252"/></text:h>
      <text:p text:style-name="Paragraph2">A store path is considered <text:span text:style-name="Emphasis">valid</text:span> if it exists in the file system, is listed in the Nix database as being valid, and if all paths in its closure are also valid.</text:p>
      <text:h text:style-name="Heading_20_3" text:outline-level="3"><text:bookmark-start text:name="__RefHeading___Toc219_3562075252"/><text:bookmark text:name="gloss-user-env"/>user environment<text:bookmark-end text:name="__RefHeading___Toc219_3562075252"/></text:h>
      <text:p text:style-name="Paragraph2">An automatically generated store object that consists of a set of symlinks to “active” applications, i.e., other store paths. These are generated automatically by <text:a xlink:type="simple" xlink:href="https://nixos.org/nix/manual/#sec-nix-env" text:style-name="Internet_20_link" text:visited-style-name="Visited_20_Internet_20_Link"><text:span text:style-name="Strong_20_Emphasis">nix-env</text:span></text:a>. See <text:a xlink:type="simple" xlink:href="https://nixos.org/nix/manual/#sec-profiles" text:style-name="Internet_20_link" text:visited-style-name="Visited_20_Internet_20_Link">Chapter 10, </text:a><text:a xlink:type="simple" xlink:href="https://nixos.org/nix/manual/#sec-profiles" text:style-name="Internet_20_link" text:visited-style-name="Visited_20_Internet_20_Link"><text:span text:style-name="Emphasis">Profiles</text:span></text:a>.</text:p>
      <text:h text:style-name="Heading_20_3" text:outline-level="3"><text:bookmark-start text:name="__RefHeading___Toc221_3562075252"/><text:bookmark text:name="gloss-nar"/>NAR<text:bookmark-end text:name="__RefHeading___Toc221_3562075252"/></text:h>
      <text:p text:style-name="Paragraph2">A <text:span text:style-name="Emphasis">N</text:span>ix <text:span text:style-name="Emphasis">AR</text:span>chive. This is a serialisation of a path in the Nix store. It can contain regular files, directories and symbolic links. NARs are generated and unpacked using <text:span text:style-name="Strong_20_Emphasis">nix-store --dump</text:span> and <text:span text:style-name="Strong_20_Emphasis">nix-store --restore</text:span>.</text:p>
      <text:h text:style-name="P29" text:outline-level="2"><text:bookmark-start text:name="__RefHeading___Toc2189_157771419"/>The way to <text:span text:style-name="T18">apply</text:span> concepts<text:bookmark-end text:name="__RefHeading___Toc2189_157771419"/></text:h>
      <text:p text:style-name="P38"/>
      <text:list xml:id="list3706924145" text:style-name="L6">
        <text:list-item>
          <text:list>
            <text:list-item>
              <text:p text:style-name="P32">NixOS isolate applications inside a « <text:span text:style-name="T18">store » you can find at</text:span> /nix/<text:span text:style-name="T18">store </text:span></text:p>
            </text:list-item>
            <text:list-item>
              <text:p text:style-name="P32">NixOS has two specific <text:span text:style-name="T18">wise </text:span>configuration <text:span text:style-name="T18">system</text:span> files you have to setup to <text:span text:style-name="T18">apply on system wise, files are :</text:span></text:p>
              <text:list>
                <text:list-item>
                  <text:p text:style-name="P32">/etc/nixos/configuration.nix</text:p>
                </text:list-item>
                <text:list-item>
                  <text:p text:style-name="P32">/etc/nixos/hardware-configuration.nix</text:p>
                </text:list-item>
              </text:list>
            </text:list-item>
            <text:list-item>
              <text:p text:style-name="P34">NixOS can have specific application to be install for user only by using the command : nix-env</text:p>
            </text:list-item>
            <text:list-item>
              <text:p text:style-name="P34">NixOS can switch from « profiles » of « generations » of system user version with command </text:p>
            </text:list-item>
            <text:list-item>
              <text:p text:style-name="P32"><text:span text:style-name="T1">NixOS can handle </text:span><text:span text:style-name="T2">some « </text:span><text:span text:style-name="T1">local » configuaration file to get a </text:span><text:span text:style-name="T3">virtual</text:span><text:span text:style-name="T1"> shell </text:span><text:span text:style-name="T3">handle up to your local path position at call to </text:span><text:span text:style-name="T1">access to a specific environment </text:span><text:span text:style-name="T2">to build/link </text:span><text:span text:style-name="T3">your own application</text:span><text:span text:style-name="T1"> </text:span><text:span text:style-name="T3">to build </text:span><text:span text:style-name="T2">with </text:span><text:span text:style-name="T1">(</text:span><text:span text:style-name="T2">this file named </text:span><text:span text:style-name="T3">nix.conf</text:span><text:span text:style-name="T1">). This file can </text:span><text:span text:style-name="T2">live inside</text:span><text:span text:style-name="T1"> :</text:span></text:p>
              <text:list>
                <text:list-item>
                  <text:p text:style-name="P32"><text:span text:style-name="Source_20_Text">$XDG_CONFIG_HOME/nix/nix.conf</text:span></text:p>
                </text:list-item>
                <text:list-item>
                  <text:p text:style-name="P32"><text:span text:style-name="Source_20_Text"><text:span text:style-name="T1">~/.config/nix/nix.conf</text:span></text:span><text:span text:style-name="T1"> </text:span></text:p>
                </text:list-item>
                <text:list-item>
                  <text:p text:style-name="P32"><text:span text:style-name="Source_20_Text"><text:span text:style-name="T1">at XDG_CONFIG_HOME environment variable path</text:span></text:span><text:span text:style-name="T1">.</text:span></text:p>
                </text:list-item>
              </text:list>
            </text:list-item>
            <text:list-item>
              <text:p text:style-name="P40">NixOS has nix package manager, <text:span text:style-name="T21">and an older nix-build manager</text:span>, but user should use any other helpers to manage <text:span text:style-name="T21">system </text:span>easy</text:p>
            </text:list-item>
            <text:list-item>
              <text:p text:style-name="P37">NixOS <text:span text:style-name="T16">helpers</text:span> commands start with « nix » <text:span text:style-name="T21">(but not nix-build) </text:span>to manage packages and state of distro and also to manage specific use of packages <text:span text:style-name="T16">(look at the classification « table list » part of this doc)</text:span>.</text:p>
            </text:list-item>
          </text:list>
        </text:list-item>
      </text:list>
      <text:h text:style-name="P27" text:outline-level="1"><text:bookmark-start text:name="__RefHeading___Toc223_3562075252"/><text:span text:style-name="T10">C</text:span>ommands to manage NixOS<text:bookmark-end text:name="__RefHeading___Toc223_3562075252"/></text:h>
      <text:p text:style-name="P3"/>
      <text:h text:style-name="Heading_20_2" text:outline-level="2"><text:bookmark-start text:name="__RefHeading___Toc225_3562075252"/>Introduction <text:span text:style-name="T8">t</text:span>o this list<text:bookmark-end text:name="__RefHeading___Toc225_3562075252"/></text:h>
      <text:p text:style-name="Paragrahe_20_1"><text:span text:style-name="T12">W</text:span>hich command should be learn at first place to start with NixOS <text:span text:style-name="T12">to rich </text:span>« best practices ».</text:p>
      <text:p text:style-name="Paragrahe_20_1"><text:span text:style-name="T12">L</text:span>ower priority <text:span text:style-name="T11">number target on the</text:span> usual <text:span text:style-name="T11">best choice first </text:span>to manage NixOS.</text:p>
      <text:p text:style-name="Paragrahe_20_1">Priority 0 <text:span text:style-name="T11">is a fiorst place to go, but not the most usual one...</text:span></text:p>
      <text:p text:style-name="Paragrahe_20_1">At <text:span text:style-name="T11">a next step learning</text:span> point, you would probably see this classification as unusual or far from your nixos <text:span text:style-name="T11">own </text:span>use case. It is definitely not a kind of low to follow this indication, but it would like to be helpfull for you to target quickly the current manager commands to use with NixOS at the very first time. All command priority up to 3 should be avoid from beginner’s users and are used by other nixos-* commands.</text:p>
      <text:p text:style-name="P3"/>
      <text:h text:style-name="Heading_20_2" text:outline-level="2"><text:bookmark-start text:name="__RefHeading___Toc227_3562075252"/>The table list<text:bookmark-end text:name="__RefHeading___Toc227_3562075252"/></text:h>
      <table:table table:name="Nix_command_list" table:style-name="Nix_5f_command_5f_list">
        <table:table-column table:style-name="Nix_5f_command_5f_list.A"/>
        <table:table-column table:style-name="Nix_5f_command_5f_list.B"/>
        <table:table-row table:style-name="Nix_5f_command_5f_list.1">
          <table:table-cell table:style-name="Nix_5f_command_5f_list.A1" office:value-type="string">
            <text:p text:style-name="P5">nixos-help</text:p>
          </table:table-cell>
          <table:table-cell table:style-name="Nix_5f_command_5f_list.A1" office:value-type="string">
            <text:p text:style-name="P12">open own prefered browser to read NixOS afficial Manual page</text:p>
          </table:table-cell>
        </table:table-row>
        <table:table-row table:style-name="Nix_5f_command_5f_list.1">
          <table:table-cell table:style-name="Nix_5f_command_5f_list.A1" office:value-type="string">
            <text:p text:style-name="P5">nixos-rebuild</text:p>
          </table:table-cell>
          <table:table-cell table:style-name="Nix_5f_command_5f_list.A1" office:value-type="string">
            <text:p text:style-name="P12">re-build NixOS system wise from configuration.nix file <text:span text:style-name="T4">and options to manage this full system configuration to happen</text:span></text:p>
          </table:table-cell>
        </table:table-row>
        <table:table-row table:style-name="Nix_5f_command_5f_list.1">
          <table:table-cell table:style-name="Nix_5f_command_5f_list.A1" office:value-type="string">
            <text:p text:style-name="P5">nixos-channel</text:p>
          </table:table-cell>
          <table:table-cell table:style-name="Nix_5f_command_5f_list.A1" office:value-type="string">
            <text:p text:style-name="P12">manage « channel » NixOS concept repository</text:p>
          </table:table-cell>
        </table:table-row>
        <table:table-row table:style-name="Nix_5f_command_5f_list.1">
          <table:table-cell table:style-name="Nix_5f_command_5f_list.A1" office:value-type="string">
            <text:p text:style-name="P7">nixos-generate-config</text:p>
          </table:table-cell>
          <table:table-cell table:style-name="Nix_5f_command_5f_list.A1" office:value-type="string">
            <text:p text:style-name="P14">will generate first place configurations template files to next go for build NixOS</text:p>
          </table:table-cell>
        </table:table-row>
        <table:table-row table:style-name="Nix_5f_command_5f_list.1">
          <table:table-cell table:style-name="Nix_5f_command_5f_list.A1" office:value-type="string">
            <text:p text:style-name="P5">nix-shell</text:p>
          </table:table-cell>
          <table:table-cell table:style-name="Nix_5f_command_5f_list.A1" office:value-type="string">
            <text:p text:style-name="P12">manage packages for user concerned area</text:p>
          </table:table-cell>
        </table:table-row>
        <table:table-row table:style-name="Nix_5f_command_5f_list.1">
          <table:table-cell table:style-name="Nix_5f_command_5f_list.A1" office:value-type="string">
            <text:p text:style-name="P5">nix-info</text:p>
          </table:table-cell>
          <table:table-cell table:style-name="Nix_5f_command_5f_list.A1" office:value-type="string">
            <text:p text:style-name="P12">show infos of NixOS system status</text:p>
          </table:table-cell>
        </table:table-row>
        <table:table-row table:style-name="Nix_5f_command_5f_list.1">
          <table:table-cell table:style-name="Nix_5f_command_5f_list.A1" office:value-type="string">
            <text:p text:style-name="P8">nixos-option</text:p>
          </table:table-cell>
          <table:table-cell table:style-name="Nix_5f_command_5f_list.A1" office:value-type="string">
            <text:p text:style-name="P15">show value concerned from entry option.name and will discribe it from NixOS configuration.nix file</text:p>
          </table:table-cell>
        </table:table-row>
        <table:table-row table:style-name="Nix_5f_command_5f_list.1">
          <table:table-cell table:style-name="Nix_5f_command_5f_list.A1" office:value-type="string">
            <text:p text:style-name="P8">nixos-version</text:p>
          </table:table-cell>
          <table:table-cell table:style-name="Nix_5f_command_5f_list.A1" office:value-type="string">
            <text:p text:style-name="P15">show current NixOS version (and with option, the commit in relation from git repo)</text:p>
          </table:table-cell>
        </table:table-row>
        <table:table-row table:style-name="Nix_5f_command_5f_list.1">
          <table:table-cell table:style-name="Nix_5f_command_5f_list.A1" office:value-type="string">
            <text:p text:style-name="P9">nix-collect-garbage</text:p>
          </table:table-cell>
          <table:table-cell table:style-name="Nix_5f_command_5f_list.A1" office:value-type="string">
            <text:p text:style-name="P16">will wash NixOs store concerned by unused packages from your store</text:p>
          </table:table-cell>
        </table:table-row>
        <table:table-row table:style-name="Nix_5f_command_5f_list.1">
          <table:table-cell table:style-name="Nix_5f_command_5f_list.A1" office:value-type="string">
            <text:p text:style-name="P6">nix-build</text:p>
          </table:table-cell>
          <table:table-cell table:style-name="Nix_5f_command_5f_list.A1" office:value-type="string">
            <text:p text:style-name="P13">build NixOS <text:span text:style-name="T5">expression and give back a results links files (for each expression to build from a config file from path)</text:span></text:p>
          </table:table-cell>
        </table:table-row>
        <table:table-row table:style-name="Nix_5f_command_5f_list.1">
          <table:table-cell table:style-name="Nix_5f_command_5f_list.A1" office:value-type="string">
            <text:p text:style-name="P10">nix-store</text:p>
          </table:table-cell>
          <table:table-cell table:style-name="Nix_5f_command_5f_list.A1" office:value-type="string">
            <text:p text:style-name="P17">manipulate NixOS target store to do action with (used by other script nixos-*)</text:p>
          </table:table-cell>
        </table:table-row>
        <table:table-row table:style-name="Nix_5f_command_5f_list.1">
          <table:table-cell table:style-name="Nix_5f_command_5f_list.A1" office:value-type="string">
            <text:p text:style-name="P10">nix-prefetch-url</text:p>
          </table:table-cell>
          <table:table-cell table:style-name="Nix_5f_command_5f_list.A1" office:value-type="string">
            <text:p text:style-name="P17">will have to <text:span text:style-name="T9">download and store from an url and return the </text:span>hash value of a package</text:p>
          </table:table-cell>
        </table:table-row>
        <table:table-row table:style-name="Nix_5f_command_5f_list.1">
          <table:table-cell table:style-name="Nix_5f_command_5f_list.A1" office:value-type="string">
            <text:p text:style-name="P10">nix-instantiate</text:p>
          </table:table-cell>
          <table:table-cell table:style-name="Nix_5f_command_5f_list.A1" office:value-type="string">
            <text:p text:style-name="P17">will return instance of store derivation depend from options</text:p>
          </table:table-cell>
        </table:table-row>
        <table:table-row table:style-name="Nix_5f_command_5f_list.1">
          <table:table-cell table:style-name="Nix_5f_command_5f_list.A1" office:value-type="string">
            <text:p text:style-name="P7">nixos-install</text:p>
          </table:table-cell>
          <table:table-cell table:style-name="Nix_5f_command_5f_list.A1" office:value-type="string">
            <text:p text:style-name="P14">install NixOS distro packages and bootloader depend of options on the path linked with a file system mounted on</text:p>
          </table:table-cell>
        </table:table-row>
        <table:table-row table:style-name="Nix_5f_command_5f_list.1">
          <table:table-cell table:style-name="Nix_5f_command_5f_list.A1" office:value-type="string">
            <text:p text:style-name="P8">nixos-enter</text:p>
          </table:table-cell>
          <table:table-cell table:style-name="Nix_5f_command_5f_list.A1" office:value-type="string">
            <text:p text:style-name="P15">to run a command inside a chrootedNixOS environement created from nixos-install</text:p>
          </table:table-cell>
        </table:table-row>
        <table:table-row table:style-name="Nix_5f_command_5f_list.1">
          <table:table-cell table:style-name="Nix_5f_command_5f_list.A1" office:value-type="string">
            <text:p text:style-name="P9">nix-copy-closure</text:p>
          </table:table-cell>
          <table:table-cell table:style-name="Nix_5f_command_5f_list.A1" office:value-type="string">
            <text:p text:style-name="P16">to copy through ssh closure of NixOS remote machines sowftware(s) target from</text:p>
          </table:table-cell>
        </table:table-row>
        <table:table-row table:style-name="Nix_5f_command_5f_list.1">
          <table:table-cell table:style-name="Nix_5f_command_5f_list.A1" office:value-type="string">
            <text:p text:style-name="P11">nixos-build-vms</text:p>
          </table:table-cell>
          <table:table-cell table:style-name="Nix_5f_command_5f_list.A1" office:value-type="string">
            <text:p text:style-name="P18">to build virtual machine network from network nixos config</text:p>
          </table:table-cell>
        </table:table-row>
        <table:table-row table:style-name="Nix_5f_command_5f_list.1">
          <table:table-cell table:style-name="Nix_5f_command_5f_list.A1" office:value-type="string">
            <text:p text:style-name="P7">nix-hash</text:p>
          </table:table-cell>
          <table:table-cell table:style-name="Nix_5f_command_5f_list.A1" office:value-type="string">
            <text:p text:style-name="P14">checksum result for a path to be used for ghet an idea of nixos store files and directories names to be</text:p>
          </table:table-cell>
        </table:table-row>
      </table:table>
      <text:p text:style-name="P3"/>
      <text:h text:style-name="P27" text:outline-level="1"><text:bookmark-start text:name="__RefHeading___Toc284_3562075252"/>nix.conf file<text:bookmark-end text:name="__RefHeading___Toc284_3562075252"/></text:h>
      <text:h text:style-name="Heading_20_2" text:outline-level="2"><text:bookmark-start text:name="__RefHeading___Toc286_3562075252"/>Introduction <text:bookmark-end text:name="__RefHeading___Toc286_3562075252"/></text:h>
      <text:p text:style-name="Paragraph2">Nix reads settings from two configuration files:</text:p>
      <text:list xml:id="list2976165414" text:style-name="L3">
        <text:list-item>
          <text:p text:style-name="P41">The system-wide configuration file <text:span text:style-name="Source_20_Text"><text:span text:style-name="Emphasis">sysconfdir</text:span></text:span><text:span text:style-name="Source_20_Text">/nix/nix.conf</text:span> (i.e. <text:span text:style-name="Source_20_Text">/etc/nix/nix.conf</text:span> on most systems), or <text:span text:style-name="Source_20_Text">$NIX_CONF_DIR/nix.conf</text:span> if <text:span text:style-name="Source_20_Text">NIX_CONF_DIR</text:span> is set.</text:p>
        </text:list-item>
        <text:list-item>
          <text:p text:style-name="P41">The user configuration file <text:span text:style-name="Source_20_Text">$XDG_CONFIG_HOME/nix/nix.conf</text:span>, or <text:span text:style-name="Source_20_Text">~/.config/nix/nix.conf</text:span> if <text:span text:style-name="Source_20_Text">XDG_CONFIG_HOME</text:span> is not set.</text:p>
        </text:list-item>
      </text:list>
      <text:p text:style-name="Paragraph2">The configuration files consist of <text:span text:style-name="Emphasis"><text:span text:style-name="Source_20_Text">name</text:span></text:span><text:span text:style-name="Source_20_Text"> = </text:span><text:span text:style-name="Source_20_Text"><text:span text:style-name="Emphasis">value</text:span></text:span> pairs, one per line. Other files can be included with a line like <text:span text:style-name="Source_20_Text">include </text:span><text:span text:style-name="Emphasis"><text:span text:style-name="Source_20_Text">path</text:span></text:span>, where <text:span text:style-name="Emphasis"><text:span text:style-name="Source_20_Text">path</text:span></text:span> is interpreted relative to the current conf file and a missing file is an error unless <text:span text:style-name="Source_20_Text">!include</text:span> is used instead. Comments start with a <text:span text:style-name="Source_20_Text">#</text:span> character</text:p>
      <text:p text:style-name="P4"/>
      <text:p text:style-name="P4"/>
      <text:h text:style-name="Heading_20_2" text:outline-level="2"><text:bookmark-start text:name="__RefHeading___Toc288_3562075252"/>variables content <text:span text:style-name="T15">names</text:span> <text:bookmark-end text:name="__RefHeading___Toc288_3562075252"/></text:h>
      <text:h text:style-name="Heading_20_3" text:outline-level="3"><text:bookmark-start text:name="__RefHeading___Toc290_3562075252"/><text:span text:style-name="Source_20_Text">allowed-uris</text:span><text:bookmark-end text:name="__RefHeading___Toc290_3562075252"/></text:h>
      <text:p text:style-name="Paragraph2">A list of URI prefixes to which access is allowed in restricted evaluation mode. For example, when set to <text:span text:style-name="Source_20_Text">https://github.com/NixOS</text:span>, builtin functions such as <text:span text:style-name="Source_20_Text">fetchGit</text:span> are allowed to access <text:span text:style-name="Source_20_Text">https://github.com/NixOS/patchelf.git</text:span>.</text:p>
      <text:h text:style-name="Heading_20_3" text:outline-level="3"><text:bookmark-start text:name="__RefHeading___Toc292_3562075252"/><text:bookmark text:name="conf-allow-import-from-derivation"/><text:span text:style-name="Source_20_Text">allow-import-from-derivation</text:span><text:bookmark-end text:name="__RefHeading___Toc292_3562075252"/></text:h>
      <text:p text:style-name="Paragraph2">By default, Nix allows you to <text:span text:style-name="Source_20_Text">import</text:span> from a derivation, allowing building at evaluation time. With this option set to false, Nix will throw an error when evaluating an expression that uses this feature, allowing users to ensure their evaluation will not require any builds to take place.</text:p>
      <text:h text:style-name="Heading_20_3" text:outline-level="3"><text:bookmark-start text:name="__RefHeading___Toc294_3562075252"/><text:bookmark text:name="conf-allow-new-privileges"/><text:span text:style-name="Source_20_Text">allow-new-privileges</text:span><text:bookmark-end text:name="__RefHeading___Toc294_3562075252"/></text:h>
      <text:p text:style-name="Paragraph2">(Linux-specific.) By default, builders on Linux cannot acquire new privileges by calling setuid/setgid programs or programs that have file capabilities. For example, programs such as <text:span text:style-name="Strong_20_Emphasis">sudo</text:span> or <text:span text:style-name="Strong_20_Emphasis">ping</text:span> will fail. (Note that in sandbox builds, no such programs are available unless you bind-mount them into the sandbox via the <text:span text:style-name="Source_20_Text">sandbox-paths</text:span> option.) You can allow the use of such programs by enabling this option. This is impure and usually undesirable, but may be useful in certain scenarios (e.g. to spin up containers or set up userspace network interfaces in tests).</text:p>
      <text:h text:style-name="Heading_20_3" text:outline-level="3"><text:bookmark-start text:name="__RefHeading___Toc296_3562075252"/><text:bookmark text:name="conf-allowed-users"/><text:span text:style-name="Source_20_Text">allowed-users</text:span><text:bookmark-end text:name="__RefHeading___Toc296_3562075252"/></text:h>
      <text:p text:style-name="Paragraph2">A list of names of users (separated by whitespace) that are allowed to connect to the Nix daemon. As with the <text:span text:style-name="Source_20_Text">trusted-users</text:span> option, you can specify groups by prefixing them with <text:span text:style-name="Source_20_Text">@</text:span>. Also, you can allow all users by specifying <text:span text:style-name="Source_20_Text">*</text:span>. The default is <text:span text:style-name="Source_20_Text">*</text:span>.</text:p>
      <text:p text:style-name="Paragraph2">Note that trusted users are always allowed to connect.</text:p>
      <text:h text:style-name="Heading_20_3" text:outline-level="3"><text:bookmark-start text:name="__RefHeading___Toc298_3562075252"/><text:bookmark text:name="conf-auto-optimise-store"/><text:span text:style-name="Source_20_Text">auto-optimise-store</text:span><text:bookmark-end text:name="__RefHeading___Toc298_3562075252"/></text:h>
      <text:p text:style-name="Paragraph2">If set to <text:span text:style-name="Source_20_Text">true</text:span>, Nix automatically detects files in the store that have identical contents, and replaces them with hard links to a single copy. This saves disk space. If set to <text:span text:style-name="Source_20_Text">false</text:span> (the default), you can still run <text:span text:style-name="Strong_20_Emphasis">nix-store --optimise</text:span> to get rid of duplicate files.</text:p>
      <text:p text:style-name="Paragraph2"><text:bookmark text:name="conf-builders"/><text:span text:style-name="Source_20_Text">builders</text:span></text:p>
      <text:p text:style-name="Paragraph2">A list of machines on which to perform builds. See <text:a xlink:type="simple" xlink:href="https://nixos.org/nix/manual/#chap-distributed-builds" text:style-name="Internet_20_link" text:visited-style-name="Visited_20_Internet_20_Link">Chapter 16, </text:a><text:a xlink:type="simple" xlink:href="https://nixos.org/nix/manual/#chap-distributed-builds" text:style-name="Internet_20_link" text:visited-style-name="Visited_20_Internet_20_Link"><text:span text:style-name="Emphasis">Remote Builds</text:span></text:a> for details.</text:p>
      <text:h text:style-name="Heading_20_3" text:outline-level="3"><text:bookmark-start text:name="__RefHeading___Toc300_3562075252"/><text:bookmark text:name="conf-builders-use-substitutes"/><text:soft-page-break/><text:span text:style-name="Source_20_Text">builders-use-substitutes</text:span><text:bookmark-end text:name="__RefHeading___Toc300_3562075252"/></text:h>
      <text:p text:style-name="Paragraph2">If set to <text:span text:style-name="Source_20_Text">true</text:span>, Nix will instruct remote build machines to use their own binary substitutes if available. In practical terms, this means that remote hosts will fetch as many build dependencies as possible from their own substitutes (e.g, from <text:span text:style-name="Source_20_Text">cache.nixos.org</text:span>), instead of waiting for this host to upload them all. This can drastically reduce build times if the network connection between this computer and the remote build host is slow. Defaults to <text:span text:style-name="Source_20_Text">false</text:span>.</text:p>
      <text:h text:style-name="Heading_20_3" text:outline-level="3"><text:bookmark-start text:name="__RefHeading___Toc302_3562075252"/><text:bookmark text:name="conf-build-users-group"/><text:span text:style-name="Source_20_Text">build-users-group</text:span><text:bookmark-end text:name="__RefHeading___Toc302_3562075252"/></text:h>
      <text:p text:style-name="Paragraph2">This options specifies the Unix group containing the Nix build user accounts. In multi-user Nix installations, builds should not be performed by the Nix account since that would allow users to arbitrarily modify the Nix store and database by supplying specially crafted builders; and they cannot be performed by the calling user since that would allow him/her to influence the build result.</text:p>
      <text:p text:style-name="Paragraph2">Therefore, if this option is non-empty and specifies a valid group, builds will be performed under the user accounts that are a member of the group specified here (as listed in <text:span text:style-name="Source_20_Text">/etc/group</text:span>). Those user accounts should not be used for any other purpose!</text:p>
      <text:p text:style-name="Paragraph2">Nix will never run two builds under the same user account at the same time. This is to prevent an obvious security hole: a malicious user writing a Nix expression that modifies the build result of a legitimate Nix expression being built by another user. Therefore it is good to have as many Nix build user accounts as you can spare. (Remember: uids are cheap.)</text:p>
      <text:p text:style-name="Paragraph2">The build users should have permission to create files in the Nix store, but not delete them. Therefore, <text:span text:style-name="Source_20_Text">/nix/store</text:span> should be owned by the Nix account, its group should be the group specified here, and its mode should be <text:span text:style-name="Source_20_Text">1775</text:span>.</text:p>
      <text:p text:style-name="Paragraph2">If the build users group is empty, builds will be performed under the uid of the Nix process (that is, the uid of the caller if <text:span text:style-name="Source_20_Text">NIX_REMOTE</text:span> is empty, the uid under which the Nix daemon runs if <text:span text:style-name="Source_20_Text">NIX_REMOTE</text:span> is <text:span text:style-name="Source_20_Text">daemon</text:span>). Obviously, this should not be used in multi-user settings with untrusted users.</text:p>
      <text:p text:style-name="Paragraph2"><text:bookmark-start text:name="__RefHeading___Toc304_3562075252"/><text:bookmark text:name="conf-compress-build-log"/><text:span text:style-name="Source_20_Text">compress-build-log</text:span><text:bookmark-end text:name="__RefHeading___Toc304_3562075252"/></text:p>
      <text:p text:style-name="Paragraph2">If set to <text:span text:style-name="Source_20_Text">true</text:span> (the default), build logs written to <text:span text:style-name="Source_20_Text">/nix/var/log/nix/drvs</text:span> will be compressed on the fly using bzip2. Otherwise, they will not be compressed.</text:p>
      <text:h text:style-name="Heading_20_3" text:outline-level="3"><text:bookmark-start text:name="__RefHeading___Toc306_3562075252"/><text:bookmark text:name="conf-connect-timeout"/><text:span text:style-name="Source_20_Text">connect-timeout</text:span><text:bookmark-end text:name="__RefHeading___Toc306_3562075252"/></text:h>
      <text:p text:style-name="Paragraph2">The timeout (in seconds) for establishing connections in the binary cache substituter. It corresponds to <text:span text:style-name="Strong_20_Emphasis">curl</text:span>’s <text:span text:style-name="Source_20_Text">--connect-timeout</text:span> option.</text:p>
      <text:h text:style-name="Heading_20_3" text:outline-level="3"><text:bookmark-start text:name="__RefHeading___Toc308_3562075252"/><text:bookmark text:name="conf-cores"/><text:span text:style-name="Source_20_Text">cores</text:span><text:bookmark-end text:name="__RefHeading___Toc308_3562075252"/></text:h>
      <text:p text:style-name="Paragraph2">Sets the value of the <text:span text:style-name="Source_20_Text">NIX_BUILD_CORES</text:span> environment variable in the invocation of builders. Builders can use this variable at their discretion to control the maximum amount of parallelism. For instance, in Nixpkgs, if the derivation attribute <text:span text:style-name="Source_20_Text">enableParallelBuilding</text:span> is set to <text:span text:style-name="Source_20_Text">true</text:span>, the builder passes the <text:span text:style-name="Source_20_Text">-j</text:span><text:span text:style-name="Source_20_Text"><text:span text:style-name="Emphasis">N</text:span></text:span> flag to GNU Make. It can be overridden using the <text:a xlink:type="simple" xlink:href="https://nixos.org/nix/manual/#opt-cores" text:style-name="Internet_20_link" text:visited-style-name="Visited_20_Internet_20_Link"><text:span text:style-name="Source_20_Text">--cores</text:span></text:a> command line switch and defaults to <text:span text:style-name="Source_20_Text">1</text:span>. The value <text:span text:style-name="Source_20_Text">0</text:span> means that the builder should use all available CPU cores in the system.</text:p>
      <text:p text:style-name="Paragraph2">See also <text:a xlink:type="simple" xlink:href="https://nixos.org/nix/manual/#chap-tuning-cores-and-jobs" text:style-name="Internet_20_link" text:visited-style-name="Visited_20_Internet_20_Link">Chapter 17, </text:a><text:a xlink:type="simple" xlink:href="https://nixos.org/nix/manual/#chap-tuning-cores-and-jobs" text:style-name="Internet_20_link" text:visited-style-name="Visited_20_Internet_20_Link"><text:span text:style-name="Emphasis">Tuning Cores and Jobs</text:span></text:a>.</text:p>
      <text:h text:style-name="Heading_20_3" text:outline-level="3"><text:bookmark-start text:name="__RefHeading___Toc310_3562075252"/><text:bookmark text:name="conf-diff-hook"/><text:span text:style-name="Source_20_Text">diff-hook</text:span><text:bookmark-end text:name="__RefHeading___Toc310_3562075252"/></text:h>
      <text:p text:style-name="Paragraph2">Absolute path to an executable capable of diffing build results. The hook executes if <text:a xlink:type="simple" xlink:href="https://nixos.org/nix/manual/#conf-run-diff-hook" text:style-name="Internet_20_link" text:visited-style-name="Visited_20_Internet_20_Link"><text:span text:style-name="Source_20_Text">run-diff-hook</text:span></text:a> is true, and the output of a build is known to not be the same. This program is not executed to determine if two results are the same. </text:p>
      <text:p text:style-name="Paragraph2">The diff hook is executed by the same user and group who ran the build. However, the diff hook does not have write access to the store path just built. </text:p>
      <text:p text:style-name="Paragraph2">The diff hook program receives three parameters:</text:p>
      <text:list xml:id="list2086263515" text:style-name="L4">
        <text:list-item>
          <text:p text:style-name="P42">A path to the previous build's results </text:p>
        </text:list-item>
        <text:list-item>
          <text:p text:style-name="P42"><text:soft-page-break/>A path to the current build's results </text:p>
        </text:list-item>
        <text:list-item>
          <text:p text:style-name="P42">The path to the build's derivation </text:p>
        </text:list-item>
        <text:list-item>
          <text:p text:style-name="P42">The path to the build's scratch directory. This directory will exist only if the build was run with <text:span text:style-name="Source_20_Text">--keep-failed</text:span>. </text:p>
        </text:list-item>
      </text:list>
      <text:p text:style-name="Paragraph2">The stderr and stdout output from the diff hook will not be displayed to the user. Instead, it will print to the nix-daemon's log. </text:p>
      <text:p text:style-name="Paragraph2">When using the Nix daemon, <text:span text:style-name="Source_20_Text">diff-hook</text:span> must be set in the <text:span text:style-name="Source_20_Text">nix.conf</text:span> configuration file, and cannot be passed at the command line. </text:p>
      <text:h text:style-name="Heading_20_3" text:outline-level="3"><text:bookmark-start text:name="__RefHeading___Toc312_3562075252"/><text:bookmark text:name="conf-enforce-determinism"/><text:span text:style-name="Source_20_Text">enforce-determinism</text:span><text:bookmark-end text:name="__RefHeading___Toc312_3562075252"/></text:h>
      <text:p text:style-name="Paragraph2">See <text:a xlink:type="simple" xlink:href="https://nixos.org/nix/manual/#conf-repeat" text:style-name="Internet_20_link" text:visited-style-name="Visited_20_Internet_20_Link"><text:span text:style-name="Source_20_Text">repeat</text:span></text:a>.</text:p>
      <text:h text:style-name="Heading_20_3" text:outline-level="3"><text:bookmark-start text:name="__RefHeading___Toc314_3562075252"/><text:bookmark text:name="conf-extra-sandbox-paths"/><text:span text:style-name="Source_20_Text">extra-sandbox-paths</text:span><text:bookmark-end text:name="__RefHeading___Toc314_3562075252"/></text:h>
      <text:p text:style-name="Paragraph2">A list of additional paths appended to <text:span text:style-name="Source_20_Text">sandbox-paths</text:span>. Useful if you want to extend its default value.</text:p>
      <text:h text:style-name="Heading_20_3" text:outline-level="3"><text:bookmark-start text:name="__RefHeading___Toc316_3562075252"/><text:bookmark text:name="conf-extra-platforms"/><text:span text:style-name="Source_20_Text">extra-platforms</text:span><text:bookmark-end text:name="__RefHeading___Toc316_3562075252"/></text:h>
      <text:p text:style-name="Paragraph2">Platforms other than the native one which this machine is capable of building for. This can be useful for supporting additional architectures on compatible machines: i686-linux can be built on x86_64-linux machines (and the default for this setting reflects this); armv7 is backwards-compatible with armv6 and armv5tel; some aarch64 machines can also natively run 32-bit ARM code; and qemu-user may be used to support non-native platforms (though this may be slow and buggy). Most values for this are not enabled by default because build systems will often misdetect the target platform and generate incompatible code, so you may wish to cross-check the results of using this option against proper natively-built versions of your derivations.</text:p>
      <text:h text:style-name="Heading_20_3" text:outline-level="3"><text:bookmark-start text:name="__RefHeading___Toc318_3562075252"/><text:bookmark text:name="conf-extra-substituters"/><text:span text:style-name="Source_20_Text">extra-substituters</text:span><text:bookmark-end text:name="__RefHeading___Toc318_3562075252"/></text:h>
      <text:p text:style-name="Paragraph2">Additional binary caches appended to those specified in <text:span text:style-name="Source_20_Text">substituters</text:span>. When used by unprivileged users, untrusted substituters (i.e. those not listed in <text:span text:style-name="Source_20_Text">trusted-substituters</text:span>) are silently ignored.</text:p>
      <text:h text:style-name="Heading_20_3" text:outline-level="3"><text:bookmark-start text:name="__RefHeading___Toc320_3562075252"/><text:bookmark text:name="conf-fallback"/><text:span text:style-name="Source_20_Text">fallback</text:span><text:bookmark-end text:name="__RefHeading___Toc320_3562075252"/></text:h>
      <text:p text:style-name="Paragraph2">If set to <text:span text:style-name="Source_20_Text">true</text:span>, Nix will fall back to building from source if a binary substitute fails. This is equivalent to the <text:span text:style-name="Source_20_Text">--fallback</text:span> flag. The default is <text:span text:style-name="Source_20_Text">false</text:span>.</text:p>
      <text:h text:style-name="Heading_20_3" text:outline-level="3"><text:bookmark-start text:name="__RefHeading___Toc400_3562075252"/><text:bookmark text:name="conf-fsync-metadata"/><text:span text:style-name="Source_20_Text">fsync-metadata</text:span><text:bookmark-end text:name="__RefHeading___Toc400_3562075252"/></text:h>
      <text:p text:style-name="Paragraph2">If set to <text:span text:style-name="Source_20_Text">true</text:span>, changes to the Nix store metadata (in <text:span text:style-name="Source_20_Text">/nix/var/nix/db</text:span>) are synchronously flushed to disk. This improves robustness in case of system crashes, but reduces performance. The default is <text:span text:style-name="Source_20_Text">true</text:span>.</text:p>
      <text:h text:style-name="Heading_20_3" text:outline-level="3"><text:bookmark-start text:name="__RefHeading___Toc322_3562075252"/><text:bookmark text:name="conf-hashed-mirrors"/><text:span text:style-name="Source_20_Text">hashed-mirrors</text:span><text:bookmark-end text:name="__RefHeading___Toc322_3562075252"/></text:h>
      <text:p text:style-name="Paragraph2">A list of web servers used by <text:span text:style-name="Source_20_Text">builtins.fetchurl</text:span> to obtain files by hash. The default is <text:span text:style-name="Source_20_Text">http://tarballs.nixos.org/</text:span>. Given a hash type <text:span text:style-name="Emphasis"><text:span text:style-name="Source_20_Text">ht</text:span></text:span> and a base-16 hash <text:span text:style-name="Emphasis"><text:span text:style-name="Source_20_Text">h</text:span></text:span>, Nix will try to download the file from <text:span text:style-name="Source_20_Text">hashed-mirror/</text:span><text:span text:style-name="Emphasis"><text:span text:style-name="Source_20_Text">ht</text:span></text:span><text:span text:style-name="Source_20_Text">/</text:span><text:span text:style-name="Source_20_Text"><text:span text:style-name="Emphasis">h</text:span></text:span>. This allows files to be downloaded even if they have disappeared from their original URI. For example, given the default mirror <text:span text:style-name="Source_20_Text">http://tarballs.nixos.org/</text:span>, when building the derivation </text:p>
      <text:p text:style-name="Paragraph2">builtins.fetchurl {</text:p>
      <text:p text:style-name="Paragraph2"><text:s text:c="2"/>url = https://example.org/foo-1.2.3.tar.xz;</text:p>
      <text:p text:style-name="Paragraph2"><text:s text:c="2"/>sha256 = "2c26b46b68ffc68ff99b453c1d30413413422d706483bfa0f98a5e886266e7ae";</text:p>
      <text:p text:style-name="Paragraph2">}</text:p>
      <text:p text:style-name="Paragraph2">Nix will attempt to download this file from <text:span text:style-name="Source_20_Text">http://tarballs.nixos.org/sha256/2c26b46b68ffc68ff99b453c1d30413413422d706483bfa0f98a5e886266e7ae</text:span> first. If it is not available there, if will try the original URI.</text:p>
      <text:h text:style-name="Heading_20_3" text:outline-level="3"><text:bookmark-start text:name="__RefHeading___Toc324_3562075252"/><text:bookmark text:name="conf-http-connections"/><text:soft-page-break/><text:span text:style-name="Source_20_Text">http-connections</text:span><text:bookmark-end text:name="__RefHeading___Toc324_3562075252"/></text:h>
      <text:p text:style-name="Paragraph2">The maximum number of parallel TCP connections used to fetch files from binary caches and by other downloads. It defaults to 25. 0 means no limit.</text:p>
      <text:h text:style-name="Heading_20_3" text:outline-level="3"><text:bookmark-start text:name="__RefHeading___Toc326_3562075252"/><text:bookmark text:name="conf-keep-build-log"/><text:span text:style-name="Source_20_Text">keep-build-log</text:span><text:bookmark-end text:name="__RefHeading___Toc326_3562075252"/></text:h>
      <text:p text:style-name="Paragraph2">If set to <text:span text:style-name="Source_20_Text">true</text:span> (the default), Nix will write the build log of a derivation (i.e. the standard output and error of its builder) to the directory <text:span text:style-name="Source_20_Text">/nix/var/log/nix/drvs</text:span>. The build log can be retrieved using the command <text:span text:style-name="Strong_20_Emphasis">nix-store -l </text:span><text:span text:style-name="Strong_20_Emphasis"><text:span text:style-name="Emphasis"><text:span text:style-name="Source_20_Text">path</text:span></text:span></text:span>.</text:p>
      <text:h text:style-name="Heading_20_3" text:outline-level="3"><text:bookmark-start text:name="__RefHeading___Toc328_3562075252"/><text:bookmark text:name="conf-keep-derivations"/><text:span text:style-name="Source_20_Text">keep-derivations</text:span><text:bookmark-end text:name="__RefHeading___Toc328_3562075252"/></text:h>
      <text:p text:style-name="Paragraph2">If <text:span text:style-name="Source_20_Text">true</text:span> (default), the garbage collector will keep the derivations from which non-garbage store paths were built. If <text:span text:style-name="Source_20_Text">false</text:span>, they will be deleted unless explicitly registered as a root (or reachable from other roots).</text:p>
      <text:p text:style-name="Paragraph2">Keeping derivation around is useful for querying and traceability (e.g., it allows you to ask with what dependencies or options a store path was built), so by default this option is on. Turn it off to save a bit of disk space (or a lot if <text:span text:style-name="Source_20_Text">keep-outputs</text:span> is also turned on).</text:p>
      <text:h text:style-name="Heading_20_3" text:outline-level="3"><text:bookmark-start text:name="__RefHeading___Toc330_3562075252"/><text:bookmark text:name="conf-keep-env-derivations"/><text:span text:style-name="Source_20_Text">keep-env-derivations</text:span><text:bookmark-end text:name="__RefHeading___Toc330_3562075252"/></text:h>
      <text:p text:style-name="Paragraph2">If <text:span text:style-name="Source_20_Text">false</text:span> (default), derivations are not stored in Nix user environments. That is, the derivations of any build-time-only dependencies may be garbage-collected.</text:p>
      <text:p text:style-name="Paragraph2">If <text:span text:style-name="Source_20_Text">true</text:span>, when you add a Nix derivation to a user environment, the path of the derivation is stored in the user environment. Thus, the derivation will not be garbage-collected until the user environment generation is deleted (<text:span text:style-name="Strong_20_Emphasis">nix-env --delete-generations</text:span>). To prevent build-time-only dependencies from being collected, you should also turn on <text:span text:style-name="Source_20_Text">keep-outputs</text:span>.</text:p>
      <text:p text:style-name="Paragraph2">The difference between this option and <text:span text:style-name="Source_20_Text">keep-derivations</text:span> is that this one is “sticky”: it applies to any user environment created while this option was enabled, while <text:span text:style-name="Source_20_Text">keep-derivations</text:span> only applies at the moment the garbage collector is run.</text:p>
      <text:h text:style-name="Heading_20_3" text:outline-level="3"><text:bookmark-start text:name="__RefHeading___Toc332_3562075252"/><text:bookmark text:name="conf-keep-outputs"/><text:span text:style-name="Source_20_Text">keep-outputs</text:span><text:bookmark-end text:name="__RefHeading___Toc332_3562075252"/></text:h>
      <text:p text:style-name="Paragraph2">If <text:span text:style-name="Source_20_Text">true</text:span>, the garbage collector will keep the outputs of non-garbage derivations. If <text:span text:style-name="Source_20_Text">false</text:span> (default), outputs will be deleted unless they are GC roots themselves (or reachable from other roots).</text:p>
      <text:p text:style-name="Paragraph2">In general, outputs must be registered as roots separately. However, even if the output of a derivation is registered as a root, the collector will still delete store paths that are used only at build time (e.g., the C compiler, or source tarballs downloaded from the network). To prevent it from doing so, set this option to <text:span text:style-name="Source_20_Text">true</text:span>.</text:p>
      <text:h text:style-name="Heading_20_3" text:outline-level="3"><text:bookmark-start text:name="__RefHeading___Toc334_3562075252"/><text:bookmark text:name="conf-max-build-log-size"/><text:span text:style-name="Source_20_Text">max-build-log-size</text:span><text:bookmark-end text:name="__RefHeading___Toc334_3562075252"/></text:h>
      <text:p text:style-name="Paragraph2">This option defines the maximum number of bytes that a builder can write to its stdout/stderr. If the builder exceeds this limit, it’s killed. A value of <text:span text:style-name="Source_20_Text">0</text:span> (the default) means that there is no limit.</text:p>
      <text:h text:style-name="Heading_20_3" text:outline-level="3"><text:bookmark-start text:name="__RefHeading___Toc336_3562075252"/><text:bookmark text:name="conf-max-free"/><text:span text:style-name="Source_20_Text">max-free</text:span><text:bookmark-end text:name="__RefHeading___Toc336_3562075252"/></text:h>
      <text:p text:style-name="Paragraph2">When a garbage collection is triggered by the <text:span text:style-name="Source_20_Text">min-free</text:span> option, it stops as soon as <text:span text:style-name="Source_20_Text">max-free</text:span> bytes are available. The default is infinity (i.e. delete all garbage).</text:p>
      <text:h text:style-name="Heading_20_3" text:outline-level="3"><text:bookmark-start text:name="__RefHeading___Toc338_3562075252"/><text:bookmark text:name="conf-max-jobs"/><text:span text:style-name="Source_20_Text">max-jobs</text:span><text:bookmark-end text:name="__RefHeading___Toc338_3562075252"/></text:h>
      <text:p text:style-name="Paragraph2">This option defines the maximum number of jobs that Nix will try to build in parallel. The default is <text:span text:style-name="Source_20_Text">1</text:span>. The special value <text:span text:style-name="Source_20_Text">auto</text:span> causes Nix to use the number of CPUs in your system. <text:span text:style-name="Source_20_Text">0</text:span> is useful when using remote builders to prevent any local builds (except for <text:span text:style-name="Source_20_Text">preferLocalBuild</text:span> derivation attribute which executes locally regardless). It can be overridden using the <text:a xlink:type="simple" xlink:href="https://nixos.org/nix/manual/#opt-max-jobs" text:style-name="Internet_20_link" text:visited-style-name="Visited_20_Internet_20_Link"><text:span text:style-name="Source_20_Text">--max-jobs</text:span></text:a> (<text:span text:style-name="Source_20_Text">-j</text:span>) command line switch.</text:p>
      <text:p text:style-name="Paragraph2">See also <text:a xlink:type="simple" xlink:href="https://nixos.org/nix/manual/#chap-tuning-cores-and-jobs" text:style-name="Internet_20_link" text:visited-style-name="Visited_20_Internet_20_Link">Chapter 17, </text:a><text:a xlink:type="simple" xlink:href="https://nixos.org/nix/manual/#chap-tuning-cores-and-jobs" text:style-name="Internet_20_link" text:visited-style-name="Visited_20_Internet_20_Link"><text:span text:style-name="Emphasis">Tuning Cores and Jobs</text:span></text:a>.</text:p>
      <text:h text:style-name="Heading_20_3" text:outline-level="3"><text:bookmark-start text:name="__RefHeading___Toc340_3562075252"/><text:bookmark text:name="conf-max-silent-time"/><text:soft-page-break/><text:span text:style-name="Source_20_Text">max-silent-time</text:span><text:bookmark-end text:name="__RefHeading___Toc340_3562075252"/></text:h>
      <text:p text:style-name="Paragraph2">This option defines the maximum number of seconds that a builder can go without producing any data on standard output or standard error. This is useful (for instance in an automated build system) to catch builds that are stuck in an infinite loop, or to catch remote builds that are hanging due to network problems. It can be overridden using the <text:a xlink:type="simple" xlink:href="https://nixos.org/nix/manual/#opt-max-silent-time" text:style-name="Internet_20_link" text:visited-style-name="Visited_20_Internet_20_Link"><text:span text:style-name="Source_20_Text">--max-silent-time</text:span></text:a> command line switch.</text:p>
      <text:p text:style-name="Paragraph2">The value <text:span text:style-name="Source_20_Text">0</text:span> means that there is no timeout. This is also the default.</text:p>
      <text:h text:style-name="Heading_20_3" text:outline-level="3"><text:bookmark-start text:name="__RefHeading___Toc342_3562075252"/><text:bookmark text:name="conf-min-free"/><text:span text:style-name="Source_20_Text">min-free</text:span><text:bookmark-end text:name="__RefHeading___Toc342_3562075252"/></text:h>
      <text:p text:style-name="Paragraph2">When free disk space in <text:span text:style-name="Source_20_Text">/nix/store</text:span> drops below <text:span text:style-name="Source_20_Text">min-free</text:span> during a build, Nix performs a garbage-collection until <text:span text:style-name="Source_20_Text">max-free</text:span> bytes are available or there is no more garbage. A value of <text:span text:style-name="Source_20_Text">0</text:span> (the default) disables this feature.</text:p>
      <text:h text:style-name="Heading_20_3" text:outline-level="3"><text:bookmark-start text:name="__RefHeading___Toc344_3562075252"/><text:bookmark text:name="conf-narinfo-cache-negative-ttl"/><text:span text:style-name="Source_20_Text">narinfo-cache-negative-ttl</text:span><text:bookmark-end text:name="__RefHeading___Toc344_3562075252"/></text:h>
      <text:p text:style-name="Paragraph2">The TTL in seconds for negative lookups. If a store path is queried from a substituter but was not found, there will be a negative lookup cached in the local disk cache database for the specified duration.</text:p>
      <text:h text:style-name="Heading_20_3" text:outline-level="3"><text:bookmark-start text:name="__RefHeading___Toc346_3562075252"/><text:bookmark text:name="conf-narinfo-cache-positive-ttl"/><text:span text:style-name="Source_20_Text">narinfo-cache-positive-ttl</text:span><text:bookmark-end text:name="__RefHeading___Toc346_3562075252"/></text:h>
      <text:p text:style-name="Paragraph2">The TTL in seconds for positive lookups. If a store path is queried from a substituter, the result of the query will be cached in the local disk cache database including some of the NAR metadata. The default TTL is a month, setting a shorter TTL for positive lookups can be useful for binary caches that have frequent garbage collection, in which case having a more frequent cache invalidation would prevent trying to pull the path again and failing with a hash mismatch if the build isn't reproducible. </text:p>
      <text:h text:style-name="Heading_20_3" text:outline-level="3"><text:bookmark-start text:name="__RefHeading___Toc348_3562075252"/><text:bookmark text:name="conf-netrc-file"/><text:span text:style-name="Source_20_Text">netrc-file</text:span><text:bookmark-end text:name="__RefHeading___Toc348_3562075252"/></text:h>
      <text:p text:style-name="Paragraph2">If set to an absolute path to a <text:span text:style-name="Source_20_Text">netrc</text:span> file, Nix will use the HTTP authentication credentials in this file when trying to download from a remote host through HTTP or HTTPS. Defaults to <text:span text:style-name="Source_20_Text">$NIX_CONF_DIR/netrc</text:span>.</text:p>
      <text:p text:style-name="Paragraph2">The <text:span text:style-name="Source_20_Text">netrc</text:span> file consists of a list of accounts in the following format: </text:p>
      <text:p text:style-name="Paragraph2">machine <text:span text:style-name="Emphasis"><text:span text:style-name="Source_20_Text">my-machine</text:span></text:span></text:p>
      <text:p text:style-name="Paragraph2">login <text:span text:style-name="Emphasis"><text:span text:style-name="Source_20_Text">my-username</text:span></text:span></text:p>
      <text:p text:style-name="Paragraph2">password <text:span text:style-name="Emphasis"><text:span text:style-name="Source_20_Text">my-password</text:span></text:span></text:p>
      <text:p text:style-name="Paragraph2">For the exact syntax, see <text:a xlink:type="simple" xlink:href="https://ec.haxx.se/usingcurl-netrc.html" office:target-frame-name="_top" xlink:show="replace" text:style-name="Internet_20_link" text:visited-style-name="Visited_20_Internet_20_Link">the </text:a><text:a xlink:type="simple" xlink:href="https://ec.haxx.se/usingcurl-netrc.html" office:target-frame-name="_top" xlink:show="replace" text:style-name="Internet_20_link" text:visited-style-name="Visited_20_Internet_20_Link"><text:span text:style-name="Source_20_Text">curl</text:span></text:a><text:a xlink:type="simple" xlink:href="https://ec.haxx.se/usingcurl-netrc.html" office:target-frame-name="_top" xlink:show="replace" text:style-name="Internet_20_link" text:visited-style-name="Visited_20_Internet_20_Link"> documentation.</text:a></text:p>
      <text:p text:style-name="Paragraph2"><text:span text:style-name="Strong_20_Emphasis">Note:</text:span> This must be an absolute path, and <text:span text:style-name="Source_20_Text">~</text:span> is not resolved. For example, <text:span text:style-name="Source_20_Text">~/.netrc</text:span> won't resolve to your home directory's <text:span text:style-name="Source_20_Text">.netrc</text:span>.</text:p>
      <text:h text:style-name="Heading_20_3" text:outline-level="3"><text:bookmark-start text:name="__RefHeading___Toc350_3562075252"/><text:bookmark text:name="conf-plugin-files"/><text:span text:style-name="Source_20_Text">plugin-files</text:span><text:bookmark-end text:name="__RefHeading___Toc350_3562075252"/></text:h>
      <text:p text:style-name="Paragraph2">A list of plugin files to be loaded by Nix. Each of these files will be dlopened by Nix, allowing them to affect execution through static initialization. In particular, these plugins may construct static instances of RegisterPrimOp to add new primops or constants to the expression language, RegisterStoreImplementation to add new store implementations, RegisterCommand to add new subcommands to the <text:span text:style-name="Source_20_Text">nix</text:span> command, and RegisterSetting to add new nix config settings. See the constructors for those types for more details. </text:p>
      <text:p text:style-name="Paragraph2">Since these files are loaded into the same address space as Nix itself, they must be DSOs compatible with the instance of Nix running at the time (i.e. compiled against the same headers, not linked to any incompatible libraries). They should not be linked to any Nix libs directly, as those will be available already at load time. </text:p>
      <text:p text:style-name="Paragraph2">If an entry in the list is a directory, all files in the directory are loaded as plugins (non-recursively). </text:p>
      <text:h text:style-name="Heading_20_3" text:outline-level="3"><text:bookmark-start text:name="__RefHeading___Toc352_3562075252"/><text:bookmark text:name="conf-pre-build-hook"/><text:soft-page-break/><text:span text:style-name="Source_20_Text">pre-build-hook</text:span><text:bookmark-end text:name="__RefHeading___Toc352_3562075252"/></text:h>
      <text:p text:style-name="Paragraph2">If set, the path to a program that can set extra derivation-specific settings for this system. This is used for settings that can't be captured by the derivation model itself and are too variable between different versions of the same system to be hard-coded into nix. </text:p>
      <text:p text:style-name="Paragraph2">The hook is passed the derivation path and, if sandboxes are enabled, the sandbox directory. It can then modify the sandbox and send a series of commands to modify various settings to stdout. The currently recognized commands are:</text:p>
      <text:h text:style-name="Heading_20_3" text:outline-level="3"><text:bookmark-start text:name="__RefHeading___Toc354_3562075252"/><text:bookmark text:name="extra-sandbox-paths"/><text:span text:style-name="Source_20_Text">extra-sandbox-paths</text:span><text:bookmark-end text:name="__RefHeading___Toc354_3562075252"/></text:h>
      <text:p text:style-name="P2">Pass a list of files and directories to be included in the sandbox for this build. One entry per line, terminated by an empty line. Entries have the same format as <text:span text:style-name="Source_20_Text">sandbox-paths</text:span>.</text:p>
      <text:h text:style-name="Heading_20_3" text:outline-level="3"><text:bookmark-start text:name="__RefHeading___Toc356_3562075252"/><text:bookmark text:name="conf-post-build-hook"/><text:span text:style-name="Source_20_Text">post-build-hook</text:span><text:bookmark-end text:name="__RefHeading___Toc356_3562075252"/></text:h>
      <text:p text:style-name="Paragraph2">Optional. The path to a program to execute after each build.</text:p>
      <text:p text:style-name="Paragraph2">This option is only settable in the global <text:span text:style-name="Source_20_Text">nix.conf</text:span>, or on the command line by trusted users.</text:p>
      <text:p text:style-name="Paragraph2">When using the nix-daemon, the daemon executes the hook as <text:span text:style-name="Source_20_Text">root</text:span>. If the nix-daemon is not involved, the hook runs as the user executing the nix-build.</text:p>
      <text:list xml:id="list778951905" text:style-name="L5">
        <text:list-item>
          <text:p text:style-name="P43">The hook executes after an evaluation-time build.</text:p>
        </text:list-item>
        <text:list-item>
          <text:p text:style-name="P43">The hook does not execute on substituted paths.</text:p>
        </text:list-item>
        <text:list-item>
          <text:p text:style-name="P43">The hook's output always goes to the user's terminal.</text:p>
        </text:list-item>
        <text:list-item>
          <text:p text:style-name="P43">If the hook fails, the build succeeds but no further builds execute.</text:p>
        </text:list-item>
        <text:list-item>
          <text:p text:style-name="P43">The hook executes synchronously, and blocks other builds from progressing while it runs.</text:p>
        </text:list-item>
      </text:list>
      <text:p text:style-name="Paragraph2">The program executes with no arguments. The program's environment contains the following environment variables:</text:p>
      <text:h text:style-name="Heading_20_3" text:outline-level="3"><text:bookmark-start text:name="__RefHeading___Toc358_3562075252"/><text:span text:style-name="Source_20_Text">DRV_PATH</text:span><text:bookmark-end text:name="__RefHeading___Toc358_3562075252"/></text:h>
      <text:p text:style-name="Paragraph2">The derivation for the built paths.</text:p>
      <text:p text:style-name="Paragraph2">Example: <text:span text:style-name="Source_20_Text">/nix/store/5nihn1a7pa8b25l9zafqaqibznlvvp3f-bash-4.4-p23.drv</text:span> </text:p>
      <text:h text:style-name="Heading_20_3" text:outline-level="3"><text:bookmark-start text:name="__RefHeading___Toc360_3562075252"/><text:span text:style-name="Source_20_Text">OUT_PATHS</text:span><text:bookmark-end text:name="__RefHeading___Toc360_3562075252"/></text:h>
      <text:p text:style-name="Paragraph2">Output paths of the built derivation, separated by a space character.</text:p>
      <text:p text:style-name="Paragraph2">Example: <text:span text:style-name="Source_20_Text">/nix/store/zf5lbh336mnzf1nlswdn11g4n2m8zh3g-bash-4.4-p23-dev /nix/store/rjxwxwv1fpn9wa2x5ssk5phzwlcv4mna-bash-4.4-p23-doc /nix/store/6bqvbzjkcp9695dq0dpl5y43nvy37pq1-bash-4.4-p23-info /nix/store/r7fng3kk3vlpdlh2idnrbn37vh4imlj2-bash-4.4-p23-man /nix/store/xfghy8ixrhz3kyy6p724iv3cxji088dx-bash-4.4-p23</text:span>. </text:p>
      <text:p text:style-name="Paragraph2">See <text:a xlink:type="simple" xlink:href="https://nixos.org/nix/manual/#chap-post-build-hook" text:style-name="Internet_20_link" text:visited-style-name="Visited_20_Internet_20_Link">Chapter 19, </text:a><text:a xlink:type="simple" xlink:href="https://nixos.org/nix/manual/#chap-post-build-hook" text:style-name="Internet_20_link" text:visited-style-name="Visited_20_Internet_20_Link"><text:span text:style-name="Emphasis">Using the </text:span></text:a><text:a xlink:type="simple" xlink:href="https://nixos.org/nix/manual/#chap-post-build-hook" text:style-name="Internet_20_link" text:visited-style-name="Visited_20_Internet_20_Link"><text:span text:style-name="Emphasis"><text:span text:style-name="Source_20_Text">post-build-hook</text:span></text:span></text:a> for an example implementation.</text:p>
      <text:h text:style-name="Heading_20_3" text:outline-level="3"><text:bookmark-start text:name="__RefHeading___Toc362_3562075252"/><text:bookmark text:name="conf-repeat"/><text:span text:style-name="Source_20_Text">repeat</text:span><text:bookmark-end text:name="__RefHeading___Toc362_3562075252"/></text:h>
      <text:p text:style-name="Paragraph2">How many times to repeat builds to check whether they are deterministic. The default value is 0. If the value is non-zero, every build is repeated the specified number of times. If the contents of any of the runs differs from the previous ones and <text:a xlink:type="simple" xlink:href="https://nixos.org/nix/manual/#conf-enforce-determinism" text:style-name="Internet_20_link" text:visited-style-name="Visited_20_Internet_20_Link"><text:span text:style-name="Source_20_Text">enforce-determinism</text:span></text:a> is true, the build is rejected and the resulting store paths are not registered as “valid” in Nix’s database.</text:p>
      <text:h text:style-name="Heading_20_3" text:outline-level="3"><text:bookmark-start text:name="__RefHeading___Toc364_3562075252"/><text:bookmark text:name="conf-require-sigs"/><text:span text:style-name="Source_20_Text">require-sigs</text:span><text:bookmark-end text:name="__RefHeading___Toc364_3562075252"/></text:h>
      <text:p text:style-name="Paragraph2">If set to <text:span text:style-name="Source_20_Text">true</text:span> (the default), any non-content-addressed path added or copied to the Nix store (e.g. when substituting from a binary cache) must have a valid signature, that is, be signed using one of the keys listed in <text:span text:style-name="Source_20_Text">trusted-public-keys</text:span> or <text:span text:style-name="Source_20_Text">secret-key-files</text:span>. Set to <text:span text:style-name="Source_20_Text">false</text:span> to disable signature checking.</text:p>
      <text:h text:style-name="Heading_20_3" text:outline-level="3"><text:bookmark-start text:name="__RefHeading___Toc366_3562075252"/><text:bookmark text:name="conf-restrict-eval"/><text:soft-page-break/><text:span text:style-name="Source_20_Text">restrict-eval</text:span><text:bookmark-end text:name="__RefHeading___Toc366_3562075252"/></text:h>
      <text:p text:style-name="Paragraph2">If set to <text:span text:style-name="Source_20_Text">true</text:span>, the Nix evaluator will not allow access to any files outside of the Nix search path (as set via the <text:span text:style-name="Source_20_Text">NIX_PATH</text:span> environment variable or the <text:span text:style-name="Source_20_Text">-I</text:span> option), or to URIs outside of <text:span text:style-name="Source_20_Text">allowed-uri</text:span>. The default is <text:span text:style-name="Source_20_Text">false</text:span>.</text:p>
      <text:h text:style-name="Heading_20_3" text:outline-level="3"><text:bookmark-start text:name="__RefHeading___Toc368_3562075252"/><text:bookmark text:name="conf-run-diff-hook"/><text:span text:style-name="Source_20_Text">run-diff-hook</text:span><text:bookmark-end text:name="__RefHeading___Toc368_3562075252"/></text:h>
      <text:p text:style-name="Paragraph2">If true, enable the execution of <text:a xlink:type="simple" xlink:href="https://nixos.org/nix/manual/#conf-diff-hook" text:style-name="Internet_20_link" text:visited-style-name="Visited_20_Internet_20_Link"><text:span text:style-name="Source_20_Text">diff-hook</text:span></text:a>. </text:p>
      <text:p text:style-name="Paragraph2">When using the Nix daemon, <text:span text:style-name="Source_20_Text">run-diff-hook</text:span> must be set in the <text:span text:style-name="Source_20_Text">nix.conf</text:span> configuration file, and cannot be passed at the command line. </text:p>
      <text:h text:style-name="Heading_20_3" text:outline-level="3"><text:bookmark-start text:name="__RefHeading___Toc370_3562075252"/><text:bookmark text:name="conf-sandbox"/><text:span text:style-name="Source_20_Text">sandbox</text:span><text:bookmark-end text:name="__RefHeading___Toc370_3562075252"/></text:h>
      <text:p text:style-name="Paragraph2">If set to <text:span text:style-name="Source_20_Text">true</text:span>, builds will be performed in a <text:span text:style-name="Emphasis">sandboxed environment</text:span>, i.e., they’re isolated from the normal file system hierarchy and will only see their dependencies in the Nix store, the temporary build directory, private versions of <text:span text:style-name="Source_20_Text">/proc</text:span>, <text:span text:style-name="Source_20_Text">/dev</text:span>, <text:span text:style-name="Source_20_Text">/dev/shm</text:span> and <text:span text:style-name="Source_20_Text">/dev/pts</text:span> (on Linux), and the paths configured with the <text:a xlink:type="simple" xlink:href="https://nixos.org/nix/manual/#conf-sandbox-paths" text:style-name="Internet_20_link" text:visited-style-name="Visited_20_Internet_20_Link"><text:span text:style-name="Source_20_Text">sandbox-paths</text:span></text:a><text:a xlink:type="simple" xlink:href="https://nixos.org/nix/manual/#conf-sandbox-paths" text:style-name="Internet_20_link" text:visited-style-name="Visited_20_Internet_20_Link"> option</text:a>. This is useful to prevent undeclared dependencies on files in directories such as <text:span text:style-name="Source_20_Text">/usr/bin</text:span>. In addition, on Linux, builds run in private PID, mount, network, IPC and UTS namespaces to isolate them from other processes in the system (except that fixed-output derivations do not run in private network namespace to ensure they can access the network).</text:p>
      <text:p text:style-name="Paragraph2">Currently, sandboxing only work on Linux and macOS. The use of a sandbox requires that Nix is run as root (so you should use the <text:a xlink:type="simple" xlink:href="https://nixos.org/nix/manual/#conf-build-users-group" text:style-name="Internet_20_link" text:visited-style-name="Visited_20_Internet_20_Link">“build users” feature</text:a> to perform the actual builds under different users than root).</text:p>
      <text:p text:style-name="Paragraph2">If this option is set to <text:span text:style-name="Source_20_Text">relaxed</text:span>, then fixed-output derivations and derivations that have the <text:span text:style-name="Source_20_Text">__noChroot</text:span> attribute set to <text:span text:style-name="Source_20_Text">true</text:span> do not run in sandboxes.</text:p>
      <text:p text:style-name="Paragraph2">The default is <text:span text:style-name="Source_20_Text">true</text:span> on Linux and <text:span text:style-name="Source_20_Text">false</text:span> on all other platforms.</text:p>
      <text:h text:style-name="Heading_20_3" text:outline-level="3"><text:bookmark-start text:name="__RefHeading___Toc372_3562075252"/><text:bookmark text:name="conf-sandbox-dev-shm-size"/><text:span text:style-name="Source_20_Text">sandbox-dev-shm-size</text:span><text:bookmark-end text:name="__RefHeading___Toc372_3562075252"/></text:h>
      <text:p text:style-name="Paragraph2">This option determines the maximum size of the <text:span text:style-name="Source_20_Text">tmpfs</text:span> filesystem mounted on <text:span text:style-name="Source_20_Text">/dev/shm</text:span> in Linux sandboxes. For the format, see the description of the <text:span text:style-name="Source_20_Text">size</text:span> option of <text:span text:style-name="Source_20_Text">tmpfs</text:span> in mount(8). The default is <text:span text:style-name="Source_20_Text">50%</text:span>.</text:p>
      <text:h text:style-name="Heading_20_3" text:outline-level="3"><text:bookmark-start text:name="__RefHeading___Toc374_3562075252"/><text:bookmark text:name="conf-sandbox-paths"/><text:span text:style-name="Source_20_Text">sandbox-paths</text:span><text:bookmark-end text:name="__RefHeading___Toc374_3562075252"/></text:h>
      <text:p text:style-name="Paragraph2">A list of paths bind-mounted into Nix sandbox environments. You can use the syntax <text:span text:style-name="Source_20_Text"><text:span text:style-name="Emphasis">target</text:span></text:span><text:span text:style-name="Source_20_Text">=</text:span><text:span text:style-name="Source_20_Text"><text:span text:style-name="Emphasis">source</text:span></text:span> to mount a path in a different location in the sandbox; for instance, <text:span text:style-name="Source_20_Text">/bin=/nix-bin</text:span> will mount the path <text:span text:style-name="Source_20_Text">/nix-bin</text:span> as <text:span text:style-name="Source_20_Text">/bin</text:span> inside the sandbox. If <text:span text:style-name="Emphasis"><text:span text:style-name="Source_20_Text">source</text:span></text:span> is followed by <text:span text:style-name="Source_20_Text">?</text:span>, then it is not an error if <text:span text:style-name="Emphasis"><text:span text:style-name="Source_20_Text">source</text:span></text:span> does not exist; for example, <text:span text:style-name="Source_20_Text">/dev/nvidiactl?</text:span> specifies that <text:span text:style-name="Source_20_Text">/dev/nvidiactl</text:span> will only be mounted in the sandbox if it exists in the host filesystem.</text:p>
      <text:p text:style-name="Paragraph2">Depending on how Nix was built, the default value for this option may be empty or provide <text:span text:style-name="Source_20_Text">/bin/sh</text:span> as a bind-mount of <text:span text:style-name="Strong_20_Emphasis">bash</text:span>.</text:p>
      <text:h text:style-name="Heading_20_3" text:outline-level="3"><text:bookmark-start text:name="__RefHeading___Toc376_3562075252"/><text:bookmark text:name="conf-secret-key-files"/><text:span text:style-name="Source_20_Text">secret-key-files</text:span><text:bookmark-end text:name="__RefHeading___Toc376_3562075252"/></text:h>
      <text:p text:style-name="Paragraph2">A whitespace-separated list of files containing secret (private) keys. These are used to sign locally-built paths. They can be generated using <text:span text:style-name="Strong_20_Emphasis">nix-store --generate-binary-cache-key</text:span>. The corresponding public key can be distributed to other users, who can add it to <text:span text:style-name="Source_20_Text">trusted-public-keys</text:span> in their <text:span text:style-name="Source_20_Text">nix.conf</text:span>.</text:p>
      <text:h text:style-name="Heading_20_3" text:outline-level="3"><text:bookmark-start text:name="__RefHeading___Toc378_3562075252"/><text:bookmark text:name="conf-show-trace"/><text:span text:style-name="Source_20_Text">show-trace</text:span><text:bookmark-end text:name="__RefHeading___Toc378_3562075252"/></text:h>
      <text:p text:style-name="Paragraph2">Causes Nix to print out a stack trace in case of Nix expression evaluation errors.</text:p>
      <text:h text:style-name="Heading_20_3" text:outline-level="3"><text:bookmark-start text:name="__RefHeading___Toc380_3562075252"/><text:bookmark text:name="conf-substitute"/><text:soft-page-break/><text:span text:style-name="Source_20_Text">substitute</text:span><text:bookmark-end text:name="__RefHeading___Toc380_3562075252"/></text:h>
      <text:p text:style-name="Paragraph2">If set to <text:span text:style-name="Source_20_Text">true</text:span> (default), Nix will use binary substitutes if available. This option can be disabled to force building from source.</text:p>
      <text:h text:style-name="Heading_20_3" text:outline-level="3"><text:bookmark-start text:name="__RefHeading___Toc382_3562075252"/><text:bookmark text:name="conf-stalled-download-timeout"/><text:span text:style-name="Source_20_Text">stalled-download-timeout</text:span><text:bookmark-end text:name="__RefHeading___Toc382_3562075252"/></text:h>
      <text:p text:style-name="Paragraph2">The timeout (in seconds) for receiving data from servers during download. Nix cancels idle downloads after this timeout's duration.</text:p>
      <text:h text:style-name="Heading_20_3" text:outline-level="3"><text:bookmark-start text:name="__RefHeading___Toc384_3562075252"/><text:bookmark text:name="conf-substituters"/><text:span text:style-name="Source_20_Text">substituters</text:span><text:bookmark-end text:name="__RefHeading___Toc384_3562075252"/></text:h>
      <text:p text:style-name="Paragraph2">A list of URLs of substituters, separated by whitespace. The default is <text:span text:style-name="Source_20_Text">https://cache.nixos.org</text:span>.</text:p>
      <text:h text:style-name="Heading_20_3" text:outline-level="3"><text:bookmark-start text:name="__RefHeading___Toc386_3562075252"/><text:bookmark text:name="conf-system"/><text:span text:style-name="Source_20_Text">system</text:span><text:bookmark-end text:name="__RefHeading___Toc386_3562075252"/></text:h>
      <text:p text:style-name="Paragraph2">This option specifies the canonical Nix system name of the current installation, such as <text:span text:style-name="Source_20_Text">i686-linux</text:span> or <text:span text:style-name="Source_20_Text">x86_64-darwin</text:span>. Nix can only build derivations whose <text:span text:style-name="Source_20_Text">system</text:span> attribute equals the value specified here. In general, it never makes sense to modify this value from its default, since you can use it to ‘lie’ about the platform you are building on (e.g., perform a Mac OS build on a Linux machine; the result would obviously be wrong). It only makes sense if the Nix binaries can run on multiple platforms, e.g., ‘universal binaries’ that run on <text:span text:style-name="Source_20_Text">x86_64-linux</text:span> and <text:span text:style-name="Source_20_Text">i686-linux</text:span>.</text:p>
      <text:p text:style-name="Paragraph2">It defaults to the canonical Nix system name detected by <text:span text:style-name="Source_20_Text">configure</text:span> at build time.</text:p>
      <text:h text:style-name="Heading_20_3" text:outline-level="3"><text:bookmark-start text:name="__RefHeading___Toc388_3562075252"/><text:bookmark text:name="conf-system-features"/><text:span text:style-name="Source_20_Text">system-features</text:span><text:bookmark-end text:name="__RefHeading___Toc388_3562075252"/></text:h>
      <text:p text:style-name="Paragraph2">A set of system “features” supported by this machine, e.g. <text:span text:style-name="Source_20_Text">kvm</text:span>. Derivations can express a dependency on such features through the derivation attribute <text:span text:style-name="Source_20_Text">requiredSystemFeatures</text:span>. For example, the attribute </text:p>
      <text:p text:style-name="Paragraph2">requiredSystemFeatures = [ "kvm" ];</text:p>
      <text:p text:style-name="Paragraph2">ensures that the derivation can only be built on a machine with the <text:span text:style-name="Source_20_Text">kvm</text:span> feature.</text:p>
      <text:p text:style-name="Paragraph2">This setting by default includes <text:span text:style-name="Source_20_Text">kvm</text:span> if <text:span text:style-name="Source_20_Text">/dev/kvm</text:span> is accessible, and the pseudo-features <text:span text:style-name="Source_20_Text">nixos-test</text:span>, <text:span text:style-name="Source_20_Text">benchmark</text:span> and <text:span text:style-name="Source_20_Text">big-parallel</text:span> that are used in Nixpkgs to route builds to specific machines.</text:p>
      <text:h text:style-name="Heading_20_3" text:outline-level="3"><text:bookmark-start text:name="__RefHeading___Toc402_3562075252"/><text:bookmark text:name="conf-tarball-ttl"/><text:span text:style-name="Source_20_Text">tarball-ttl</text:span><text:bookmark-end text:name="__RefHeading___Toc402_3562075252"/></text:h>
      <text:p text:style-name="Paragraph2">Default: <text:span text:style-name="Source_20_Text">3600</text:span> seconds.</text:p>
      <text:p text:style-name="Paragraph2">The number of seconds a downloaded tarball is considered fresh. If the cached tarball is stale, Nix will check whether it is still up to date using the ETag header. Nix will download a new version if the ETag header is unsupported, or the cached ETag doesn't match. </text:p>
      <text:p text:style-name="Paragraph2">Setting the TTL to <text:span text:style-name="Source_20_Text">0</text:span> forces Nix to always check if the tarball is up to date.</text:p>
      <text:p text:style-name="Paragraph2">Nix caches tarballs in <text:span text:style-name="Source_20_Text">$XDG_CACHE_HOME/nix/tarballs</text:span>.</text:p>
      <text:p text:style-name="Paragraph2">Files fetched via <text:span text:style-name="Source_20_Text">NIX_PATH</text:span>, <text:span text:style-name="Source_20_Text">fetchGit</text:span>, <text:span text:style-name="Source_20_Text">fetchMercurial</text:span>, <text:span text:style-name="Source_20_Text">fetchTarball</text:span>, and <text:span text:style-name="Source_20_Text">fetchurl</text:span> respect this TTL. </text:p>
      <text:h text:style-name="Heading_20_3" text:outline-level="3"><text:bookmark-start text:name="__RefHeading___Toc390_3562075252"/><text:bookmark text:name="conf-timeout"/><text:span text:style-name="Source_20_Text">timeout</text:span><text:bookmark-end text:name="__RefHeading___Toc390_3562075252"/></text:h>
      <text:p text:style-name="Paragraph2">This option defines the maximum number of seconds that a builder can run. This is useful (for instance in an automated build system) to catch builds that are stuck in an infinite loop but keep writing to their standard output or standard error. It can be overridden using the <text:a xlink:type="simple" xlink:href="https://nixos.org/nix/manual/#opt-timeout" text:style-name="Internet_20_link" text:visited-style-name="Visited_20_Internet_20_Link"><text:span text:style-name="Source_20_Text">--timeout</text:span></text:a> command line switch.</text:p>
      <text:p text:style-name="Paragraph2">The value <text:span text:style-name="Source_20_Text">0</text:span> means that there is no timeout. This is also the default.</text:p>
      <text:h text:style-name="Heading_20_3" text:outline-level="3"><text:bookmark-start text:name="__RefHeading___Toc392_3562075252"/><text:bookmark text:name="conf-trace-function-calls"/><text:span text:style-name="Source_20_Text">trace-function-calls</text:span><text:bookmark-end text:name="__RefHeading___Toc392_3562075252"/></text:h>
      <text:p text:style-name="Paragraph2">Default: <text:span text:style-name="Source_20_Text">false</text:span>.</text:p>
      <text:p text:style-name="Paragraph2">If set to <text:span text:style-name="Source_20_Text">true</text:span>, the Nix evaluator will trace every function call. Nix will print a log message at the "vomit" level for every function entrance and function exit.</text:p>
      <text:p text:style-name="Paragraph2">function-trace entered undefined position at 1565795816999559622</text:p>
      <text:p text:style-name="Paragraph2"><text:soft-page-break/>function-trace exited undefined position at 1565795816999581277</text:p>
      <text:p text:style-name="Paragraph2">function-trace entered /nix/store/.../example.nix:226:41 at 1565795253249935150</text:p>
      <text:p text:style-name="Paragraph2">function-trace exited /nix/store/.../example.nix:226:41 at 1565795253249941684</text:p>
      <text:p text:style-name="Paragraph2">The <text:span text:style-name="Source_20_Text">undefined position</text:span> means the function call is a builtin.</text:p>
      <text:p text:style-name="Paragraph2">Use the <text:span text:style-name="Source_20_Text">contrib/stack-collapse.py</text:span> script distributed with the Nix source code to convert the trace logs in to a format suitable for <text:span text:style-name="Strong_20_Emphasis">flamegraph.pl</text:span>.</text:p>
      <text:h text:style-name="Heading_20_3" text:outline-level="3"><text:bookmark-start text:name="__RefHeading___Toc394_3562075252"/><text:bookmark text:name="conf-trusted-public-keys"/><text:span text:style-name="Source_20_Text">trusted-public-keys</text:span><text:bookmark-end text:name="__RefHeading___Toc394_3562075252"/></text:h>
      <text:p text:style-name="Paragraph2">A whitespace-separated list of public keys. When paths are copied from another Nix store (such as a binary cache), they must be signed with one of these keys. For example: <text:span text:style-name="Source_20_Text">cache.nixos.org-1:6NCHdD59X431o0gWypbMrAURkbJ16ZPMQFGspcDShjY= hydra.nixos.org-1:CNHJZBh9K4tP3EKF6FkkgeVYsS3ohTl+oS0Qa8bezVs=</text:span>.</text:p>
      <text:h text:style-name="Heading_20_3" text:outline-level="3"><text:bookmark-start text:name="__RefHeading___Toc396_3562075252"/><text:bookmark text:name="conf-trusted-substituters"/><text:span text:style-name="Source_20_Text">trusted-substituters</text:span><text:bookmark-end text:name="__RefHeading___Toc396_3562075252"/></text:h>
      <text:p text:style-name="Paragraph2">A list of URLs of substituters, separated by whitespace. These are not used by default, but can be enabled by users of the Nix daemon by specifying <text:span text:style-name="Source_20_Text">--option substituters </text:span><text:span text:style-name="Emphasis"><text:span text:style-name="Source_20_Text">urls</text:span></text:span> on the command line. Unprivileged users are only allowed to pass a subset of the URLs listed in <text:span text:style-name="Source_20_Text">substituters</text:span> and <text:span text:style-name="Source_20_Text">trusted-substituters</text:span>.</text:p>
      <text:h text:style-name="Heading_20_3" text:outline-level="3"><text:bookmark-start text:name="__RefHeading___Toc398_3562075252"/><text:bookmark text:name="conf-trusted-users"/><text:span text:style-name="Source_20_Text">trusted-users</text:span><text:bookmark-end text:name="__RefHeading___Toc398_3562075252"/></text:h>
      <text:p text:style-name="Paragraph2">A list of names of users (separated by whitespace) that have additional rights when connecting to the Nix daemon, such as the ability to specify additional binary caches, or to import unsigned NARs. You can also specify groups by prefixing them with <text:span text:style-name="Source_20_Text">@</text:span>; for instance, <text:span text:style-name="Source_20_Text">@wheel</text:span> means all users in the <text:span text:style-name="Source_20_Text">wheel</text:span> group. The default is <text:span text:style-name="Source_20_Text">root</text:span>.</text:p>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adornments="Gras" style:font-family-generic="swiss" style:font-pitch="variable"/>
    <style:font-face style:name="Open Sans" svg:font-family="'Open Sans'" style:font-adornments="Italique gra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Spotted_20_Gray" draw:display-name="Spotted Gray" draw:style="radial" draw:cx="50%" draw:cy="50%" draw:start-color="#b2b2b2" draw:end-color="#eeeeee" draw:start-intensity="100%" draw:end-intensity="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fo:break-before="page" fo:padding="0.049cm" fo:border-left="none" fo:border-right="none" fo:border-top="1.05pt solid #3b160e" fo:border-bottom="1.05pt solid #3b160e">
        <style:tab-stops/>
      </style:paragraph-properties>
      <style:text-properties fo:font-variant="small-caps" fo:color="#158466" style:font-name="Open Sans1" fo:font-family="'Open Sans'" style:font-style-name="Gras" style:font-family-generic="swiss" style:font-pitch="variable" fo:font-size="140%" fo:letter-spacing="0.071cm" fo:font-weight="bold" fo:background-color="transparent" style:font-size-asian="130%" style:font-weight-asian="bold" style:font-size-complex="130%" style:font-weight-complex="bold" style:font-relief="engraved"/>
    </style:style>
    <style:style style:name="Heading_20_2" style:display-name="Heading 2" style:family="paragraph" style:parent-style-name="Heading" style:next-style-name="Text_20_body" style:default-outline-level="2" style:class="text">
      <loext:graphic-properties draw:fill="gradient" draw:fill-gradient-name="Spotted_20_Gray" draw:gradient-step-count="0"/>
      <style:paragraph-properties fo:margin-left="0.499cm" fo:margin-right="0cm" fo:margin-top="0.353cm" fo:margin-bottom="0.212cm" loext:contextual-spacing="false" fo:text-align="end" style:justify-single-word="false" fo:text-indent="0cm" style:auto-text-indent="false" fo:background-color="#d0d0d0"/>
      <style:text-properties fo:color="#ffffff" style:text-outline="false" style:font-name="Open Sans1" fo:font-family="'Open Sans'" style:font-style-name="Gras" style:font-family-generic="swiss" style:font-pitch="variable" fo:font-size="115%" fo:letter-spacing="0.035cm" fo:font-weight="bold" style:font-size-asian="115%" style:font-weight-asian="bold" style:font-size-complex="115%" style:font-weight-complex="bold" style:font-relief="embossed"/>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color="#3465a4" style:font-name="Open Sans1" fo:font-family="'Open Sans'" style:font-style-name="Gras" style:font-family-generic="swiss" style:font-pitch="variable"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left="1.499cm" fo:margin-right="0cm" fo:margin-top="0.212cm" fo:margin-bottom="0.212cm" loext:contextual-spacing="false" fo:text-indent="0cm" style:auto-text-indent="false"/>
      <style:text-properties fo:color="#3465a4" style:font-name="Open Sans" fo:font-family="'Open Sans'" style:font-style-name="Italique gras"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ragrahe_20_1" style:display-name="Paragrahe 1" style:family="paragraph" style:parent-style-name="Standard">
      <style:paragraph-properties fo:margin-left="0.499cm" fo:margin-right="0cm" fo:text-indent="0cm" style:auto-text-indent="false"/>
      <style:text-properties style:font-name="Verdana" fo:font-family="Verdana" style:font-style-name="Normal" style:font-family-generic="swiss" style:font-pitch="variable" fo:font-size="10.5pt"/>
    </style:style>
    <style:style style:name="Paragraphe_20_2" style:display-name="Paragraphe 2" style:family="paragraph" style:parent-style-name="Text_20_body" style:next-style-name="Paragrahe_20_1">
      <style:paragraph-properties fo:margin-left="1cm" fo:margin-right="0cm" fo:text-indent="0cm" style:auto-text-indent="false"/>
    </style:style>
    <style:style style:name="Paragraph2" style:family="paragraph" style:parent-style-name="Paragrahe_20_1">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36e211" officeooo:paragraph-rsid="0036e211" style:font-size-asian="8pt" style:font-size-complex="8pt"/>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4</text:page-number>/<text:page-count>14</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2T15:42:02.966299793</meta:creation-date>
    <dc:title>1cm  A4</dc:title>
    <meta:editing-duration>PT2H44M28S</meta:editing-duration>
    <meta:editing-cycles>28</meta:editing-cycles>
    <meta:generator>LibreOffice/6.4.2.2$Linux_X86_64 LibreOffice_project/40$Build-2</meta:generator>
    <dc:date>2020-04-15T22:50:12.218938099</dc:date>
    <meta:document-statistic meta:table-count="1" meta:image-count="0" meta:object-count="0" meta:page-count="14" meta:paragraph-count="312" meta:word-count="5402" meta:character-count="33627" meta:non-whitespace-character-count="28537"/>
    <meta:template xlink:type="simple" xlink:actuate="onRequest" xlink:title="1cm  A4" xlink:href="../../../.config/libreoffice/4/user/template/1cm%20%20A4.ott" meta:date="2020-04-12T15:42:01.787007730"/>
  </office:meta>
</office:document-meta>
</file>